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21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2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Default" style:data-style-name="N20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" table:default-cell-style-name="ce18"/>
        <table:table-column table:style-name="co7" table:default-cell-style-name="ce18"/>
        <table:table-column table:style-name="co3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9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8" office:value-type="string" calcext:value-type="string">
            <text:p><text:s/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7"/>
          <table:covered-table-cell table:style-name="ce79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6"/>
          <table:table-cell table:style-name="ce7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  <text:p>地    區</text:p>
          </table:table-cell>
          <table:table-cell table:style-name="ce71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75"/>
          <table:covered-table-cell table:style-name="ce80"/>
          <table:table-cell table:style-name="ce9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9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72" office:value-type="float" office:value="8656" calcext:value-type="float">
            <text:p><text:s text:c="3"/>8,656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9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72" office:value-type="float" office:value="12721" calcext:value-type="float">
            <text:p><text:s text:c="3"/>12,721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9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9" office:value-type="float" office:value="983" calcext:value-type="float">
            <text:p><text:s text:c="3"/>983</text:p>
          </table:table-cell>
          <table:table-cell table:style-name="ce59" office:value-type="float" office:value="834" calcext:value-type="float">
            <text:p><text:s text:c="3"/>8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7" office:value-type="float" office:value="806" calcext:value-type="float">
            <text:p><text:s text:c="3"/>806</text:p>
          </table:table-cell>
          <table:table-cell table:style-name="ce83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8" office:value-type="float" office:value="16706" calcext:value-type="float">
            <text:p><text:s text:c="3"/>16,706</text:p>
          </table:table-cell>
          <table:table-cell table:style-name="ce84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9" office:value-type="float" office:value="1598" calcext:value-type="float">
            <text:p><text:s text:c="3"/>1,598</text:p>
          </table:table-cell>
          <table:table-cell table:style-name="ce59" office:value-type="float" office:value="1436" calcext:value-type="float">
            <text:p><text:s text:c="3"/>1,436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7" office:value-type="float" office:value="1035" calcext:value-type="float">
            <text:p><text:s text:c="3"/>1,035</text:p>
          </table:table-cell>
          <table:table-cell table:style-name="ce83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8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8" office:value-type="float" office:value="17002" calcext:value-type="float">
            <text:p><text:s text:c="3"/>17,002</text:p>
          </table:table-cell>
          <table:table-cell table:style-name="ce84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9" office:value-type="float" office:value="3207" calcext:value-type="float">
            <text:p><text:s text:c="3"/>3,207</text:p>
          </table:table-cell>
          <table:table-cell table:style-name="ce59" office:value-type="float" office:value="3060" calcext:value-type="float">
            <text:p><text:s text:c="3"/>3,060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7" office:value-type="float" office:value="1044" calcext:value-type="float">
            <text:p><text:s text:c="3"/>1,044</text:p>
          </table:table-cell>
          <table:table-cell table:style-name="ce83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8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8" office:value-type="float" office:value="16307" calcext:value-type="float">
            <text:p><text:s text:c="3"/>16,307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5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5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8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5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5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8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6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85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8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86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8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807" calcext:value-type="float">
            <text:p><text:s text:c="3"/>12,807</text:p>
          </table:table-cell>
          <table:table-cell table:style-name="ce52" office:value-type="float" office:value="12490" calcext:value-type="float">
            <text:p><text:s text:c="3"/>12,490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88" office:value-type="float" office:value="194" calcext:value-type="float">
            <text:p><text:s text:c="3"/>194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2807" calcext:value-type="float">
            <text:p><text:s text:c="3"/>12,807</text:p>
          </table:table-cell>
          <table:table-cell table:style-name="ce53" office:value-type="float" office:value="11309" calcext:value-type="float">
            <text:p><text:s text:c="3"/>11,309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1019" calcext:value-type="float">
            <text:p><text:s text:c="3"/>1,019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450" calcext:value-type="float">
            <text:p><text:s text:c="3"/>45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89" office:value-type="float" office:value="39" calcext:value-type="float">
            <text:p><text:s text:c="3"/>39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0320" calcext:value-type="float">
            <text:p><text:s text:c="3"/>10,320</text:p>
          </table:table-cell>
          <table:table-cell table:style-name="ce52" office:value-type="float" office:value="9994" calcext:value-type="float">
            <text:p><text:s text:c="3"/>9,994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88" office:value-type="float" office:value="206" calcext:value-type="float">
            <text:p><text:s text:c="3"/>206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0320" calcext:value-type="float">
            <text:p><text:s text:c="3"/>10,320</text:p>
          </table:table-cell>
          <table:table-cell table:style-name="ce53" office:value-type="float" office:value="8709" calcext:value-type="float">
            <text:p><text:s text:c="3"/>8,709</text:p>
          </table:table-cell>
          <table:table-cell table:style-name="ce38" office:value-type="float" office:value="1062" calcext:value-type="float">
            <text:p><text:s text:c="3"/>1,062</text:p>
          </table:table-cell>
          <table:table-cell table:style-name="ce38" office:value-type="float" office:value="1042" calcext:value-type="float">
            <text:p><text:s text:c="3"/>1,04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3" office:value-type="float" office:value="549" calcext:value-type="float">
            <text:p><text:s text:c="3"/>549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89" office:value-type="float" office:value="56" calcext:value-type="float">
            <text:p><text:s text:c="3"/>5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479" calcext:value-type="float">
            <text:p><text:s text:c="3"/>16,479</text:p>
          </table:table-cell>
          <table:table-cell table:style-name="ce52" office:value-type="float" office:value="16112" calcext:value-type="float">
            <text:p><text:s text:c="3"/>16,112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88" office:value-type="float" office:value="224" calcext:value-type="float">
            <text:p><text:s text:c="3"/>224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6479" calcext:value-type="float">
            <text:p><text:s text:c="3"/>16,479</text:p>
          </table:table-cell>
          <table:table-cell table:style-name="ce53" office:value-type="float" office:value="14816" calcext:value-type="float">
            <text:p><text:s text:c="3"/>14,816</text:p>
          </table:table-cell>
          <table:table-cell table:style-name="ce38" office:value-type="float" office:value="1104" calcext:value-type="float">
            <text:p><text:s text:c="3"/>1,104</text:p>
          </table:table-cell>
          <table:table-cell table:style-name="ce38" office:value-type="float" office:value="1073" calcext:value-type="float">
            <text:p><text:s text:c="3"/>1,07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3" office:value-type="float" office:value="559" calcext:value-type="float">
            <text:p><text:s text:c="3"/>559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1~10月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28130" calcext:value-type="float">
            <text:p><text:s text:c="3"/>128,130</text:p>
          </table:table-cell>
          <table:table-cell table:style-name="ce32" office:value-type="float" office:value="124745" calcext:value-type="float">
            <text:p><text:s text:c="3"/>124,745</text:p>
          </table:table-cell>
          <table:table-cell table:style-name="ce32" office:value-type="float" office:value="828" calcext:value-type="float">
            <text:p><text:s text:c="3"/>828</text:p>
          </table:table-cell>
          <table:table-cell table:style-name="ce32" office:value-type="float" office:value="567" calcext:value-type="float">
            <text:p><text:s text:c="3"/>567</text:p>
          </table:table-cell>
          <table:table-cell table:style-name="ce32" office:value-type="float" office:value="261" calcext:value-type="float">
            <text:p><text:s text:c="3"/>261</text:p>
          </table:table-cell>
          <table:table-cell table:style-name="ce32" office:value-type="float" office:value="2557" calcext:value-type="float">
            <text:p><text:s text:c="3"/>2,557</text:p>
          </table:table-cell>
          <table:table-cell table:style-name="ce32" office:value-type="float" office:value="426" calcext:value-type="float">
            <text:p><text:s text:c="3"/>426</text:p>
          </table:table-cell>
          <table:table-cell table:style-name="ce85" office:value-type="float" office:value="2131" calcext:value-type="float">
            <text:p><text:s text:c="3"/>2,131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33" office:value-type="float" office:value="128130" calcext:value-type="float">
            <text:p><text:s text:c="3"/>128,130</text:p>
          </table:table-cell>
          <table:table-cell table:style-name="ce33" office:value-type="float" office:value="113707" calcext:value-type="float">
            <text:p><text:s text:c="3"/>113,707</text:p>
          </table:table-cell>
          <table:table-cell table:style-name="ce33" office:value-type="float" office:value="10388" calcext:value-type="float">
            <text:p><text:s text:c="3"/>10,388</text:p>
          </table:table-cell>
          <table:table-cell table:style-name="ce33" office:value-type="float" office:value="10109" calcext:value-type="float">
            <text:p><text:s text:c="3"/>10,10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33" office:value-type="float" office:value="4035" calcext:value-type="float">
            <text:p><text:s text:c="3"/>4,035</text:p>
          </table:table-cell>
          <table:table-cell table:style-name="ce33" office:value-type="float" office:value="3559" calcext:value-type="float">
            <text:p><text:s text:c="3"/>3,559</text:p>
          </table:table-cell>
          <table:table-cell table:style-name="ce68" office:value-type="float" office:value="476" calcext:value-type="float">
            <text:p><text:s text:c="3"/>47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015" calcext:value-type="float">
            <text:p><text:s text:c="3"/>18,015</text:p>
          </table:table-cell>
          <table:table-cell table:style-name="ce52" office:value-type="float" office:value="17682" calcext:value-type="float">
            <text:p><text:s text:c="3"/>17,682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8" office:value-type="float" office:value="222" calcext:value-type="float">
            <text:p><text:s text:c="3"/>22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015" calcext:value-type="float">
            <text:p><text:s text:c="3"/>18,015</text:p>
          </table:table-cell>
          <table:table-cell table:style-name="ce53" office:value-type="float" office:value="16186" calcext:value-type="float">
            <text:p><text:s text:c="3"/>16,186</text:p>
          </table:table-cell>
          <table:table-cell table:style-name="ce38" office:value-type="float" office:value="1317" calcext:value-type="float">
            <text:p><text:s text:c="3"/>1,317</text:p>
          </table:table-cell>
          <table:table-cell table:style-name="ce38" office:value-type="float" office:value="1286" calcext:value-type="float">
            <text:p><text:s text:c="3"/>1,28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3" office:value-type="float" office:value="512" calcext:value-type="float">
            <text:p><text:s text:c="3"/>51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934" calcext:value-type="float">
            <text:p><text:s text:c="3"/>8,934</text:p>
          </table:table-cell>
          <table:table-cell table:style-name="ce52" office:value-type="float" office:value="8634" calcext:value-type="float">
            <text:p><text:s text:c="3"/>8,6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88" office:value-type="float" office:value="176" calcext:value-type="float">
            <text:p><text:s text:c="3"/>176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8934" calcext:value-type="float">
            <text:p><text:s text:c="3"/>8,934</text:p>
          </table:table-cell>
          <table:table-cell table:style-name="ce53" office:value-type="float" office:value="7884" calcext:value-type="float">
            <text:p><text:s text:c="3"/>7,884</text:p>
          </table:table-cell>
          <table:table-cell table:style-name="ce38" office:value-type="float" office:value="832" calcext:value-type="float">
            <text:p><text:s text:c="3"/>832</text:p>
          </table:table-cell>
          <table:table-cell table:style-name="ce38" office:value-type="float" office:value="819" calcext:value-type="float">
            <text:p><text:s text:c="3"/>8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3" office:value-type="float" office:value="218" calcext:value-type="float">
            <text:p><text:s text:c="3"/>21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977" calcext:value-type="float">
            <text:p><text:s text:c="3"/>11,977</text:p>
          </table:table-cell>
          <table:table-cell table:style-name="ce52" office:value-type="float" office:value="11642" calcext:value-type="float">
            <text:p><text:s text:c="3"/>11,642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88" office:value-type="float" office:value="212" calcext:value-type="float">
            <text:p><text:s text:c="3"/>21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977" calcext:value-type="float">
            <text:p><text:s text:c="3"/>11,977</text:p>
          </table:table-cell>
          <table:table-cell table:style-name="ce53" office:value-type="float" office:value="10501" calcext:value-type="float">
            <text:p><text:s text:c="3"/>10,501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38" office:value-type="float" office:value="966" calcext:value-type="float">
            <text:p><text:s text:c="3"/>966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3" office:value-type="float" office:value="478" calcext:value-type="float">
            <text:p><text:s text:c="3"/>478</text:p>
          </table:table-cell>
          <table:table-cell table:style-name="ce38" office:value-type="float" office:value="418" calcext:value-type="float">
            <text:p><text:s text:c="3"/>418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780" calcext:value-type="float">
            <text:p><text:s text:c="3"/>9,780</text:p>
          </table:table-cell>
          <table:table-cell table:style-name="ce52" office:value-type="float" office:value="9473" calcext:value-type="float">
            <text:p><text:s text:c="3"/>9,473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88" office:value-type="float" office:value="200" calcext:value-type="float">
            <text:p><text:s text:c="3"/>20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780" calcext:value-type="float">
            <text:p><text:s text:c="3"/>9,780</text:p>
          </table:table-cell>
          <table:table-cell table:style-name="ce53" office:value-type="float" office:value="8561" calcext:value-type="float">
            <text:p><text:s text:c="3"/>8,561</text:p>
          </table:table-cell>
          <table:table-cell table:style-name="ce38" office:value-type="float" office:value="912" calcext:value-type="float">
            <text:p><text:s text:c="3"/>912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3" office:value-type="float" office:value="307" calcext:value-type="float">
            <text:p><text:s text:c="3"/>307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89" office:value-type="float" office:value="41" calcext:value-type="float">
            <text:p><text:s text:c="3"/>41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697" calcext:value-type="float">
            <text:p><text:s text:c="3"/>14,697</text:p>
          </table:table-cell>
          <table:table-cell table:style-name="ce52" office:value-type="float" office:value="14327" calcext:value-type="float">
            <text:p><text:s text:c="3"/>14,32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8" office:value-type="float" office:value="242" calcext:value-type="float">
            <text:p><text:s text:c="3"/>24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697" calcext:value-type="float">
            <text:p><text:s text:c="3"/>14,697</text:p>
          </table:table-cell>
          <table:table-cell table:style-name="ce53" office:value-type="float" office:value="13277" calcext:value-type="float">
            <text:p><text:s text:c="3"/>13,277</text:p>
          </table:table-cell>
          <table:table-cell table:style-name="ce38" office:value-type="float" office:value="999" calcext:value-type="float">
            <text:p><text:s text:c="3"/>999</text:p>
          </table:table-cell>
          <table:table-cell table:style-name="ce38" office:value-type="float" office:value="975" calcext:value-type="float">
            <text:p><text:s text:c="3"/>9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3" office:value-type="float" office:value="421" calcext:value-type="float">
            <text:p><text:s text:c="3"/>421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9" office:value-type="float" office:value="63" calcext:value-type="float">
            <text:p><text:s text:c="3"/>63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387" calcext:value-type="float">
            <text:p><text:s text:c="3"/>13,387</text:p>
          </table:table-cell>
          <table:table-cell table:style-name="ce52" office:value-type="float" office:value="13064" calcext:value-type="float">
            <text:p><text:s text:c="3"/>13,06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8" office:value-type="float" office:value="208" calcext:value-type="float">
            <text:p><text:s text:c="3"/>208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387" calcext:value-type="float">
            <text:p><text:s text:c="3"/>13,387</text:p>
          </table:table-cell>
          <table:table-cell table:style-name="ce53" office:value-type="float" office:value="11921" calcext:value-type="float">
            <text:p><text:s text:c="3"/>11,921</text:p>
          </table:table-cell>
          <table:table-cell table:style-name="ce38" office:value-type="float" office:value="1077" calcext:value-type="float">
            <text:p><text:s text:c="3"/>1,077</text:p>
          </table:table-cell>
          <table:table-cell table:style-name="ce38" office:value-type="float" office:value="1049" calcext:value-type="float">
            <text:p><text:s text:c="3"/>1,049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3" office:value-type="float" office:value="389" calcext:value-type="float">
            <text:p><text:s text:c="3"/>389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89" office:value-type="float" office:value="44" calcext:value-type="float">
            <text:p><text:s text:c="3"/>44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022" calcext:value-type="float">
            <text:p><text:s text:c="3"/>11,022</text:p>
          </table:table-cell>
          <table:table-cell table:style-name="ce52" office:value-type="float" office:value="10691" calcext:value-type="float">
            <text:p><text:s text:c="3"/>10,691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8" office:value-type="float" office:value="200" calcext:value-type="float">
            <text:p><text:s text:c="3"/>20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3" office:value-type="float" office:value="9553" calcext:value-type="float">
            <text:p><text:s text:c="3"/>9,553</text:p>
          </table:table-cell>
          <table:table-cell table:style-name="ce38" office:value-type="float" office:value="1060" calcext:value-type="float">
            <text:p><text:s text:c="3"/>1,060</text:p>
          </table:table-cell>
          <table:table-cell table:style-name="ce38" office:value-type="float" office:value="1022" calcext:value-type="float">
            <text:p><text:s text:c="3"/>1,02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53" office:value-type="float" office:value="409" calcext:value-type="float">
            <text:p><text:s text:c="3"/>409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5179" calcext:value-type="float">
            <text:p><text:s text:c="3"/>5,179</text:p>
          </table:table-cell>
          <table:table-cell table:style-name="ce52" office:value-type="float" office:value="4825" calcext:value-type="float">
            <text:p><text:s text:c="3"/>4,82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8" office:value-type="float" office:value="220" calcext:value-type="float">
            <text:p><text:s text:c="3"/>22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3" office:value-type="float" office:value="3802" calcext:value-type="float">
            <text:p><text:s text:c="3"/>3,802</text:p>
          </table:table-cell>
          <table:table-cell table:style-name="ce38" office:value-type="float" office:value="987" calcext:value-type="float">
            <text:p><text:s text:c="3"/>987</text:p>
          </table:table-cell>
          <table:table-cell table:style-name="ce38" office:value-type="float" office:value="969" calcext:value-type="float">
            <text:p><text:s text:c="3"/>96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3" office:value-type="float" office:value="390" calcext:value-type="float">
            <text:p><text:s text:c="3"/>39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9" office:value-type="float" office:value="32" calcext:value-type="float">
            <text:p><text:s text:c="3"/>32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075" calcext:value-type="float">
            <text:p><text:s text:c="3"/>13,075</text:p>
          </table:table-cell>
          <table:table-cell table:style-name="ce52" office:value-type="float" office:value="12719" calcext:value-type="float">
            <text:p><text:s text:c="3"/>12,719</text:p>
          </table:table-cell>
          <table:table-cell table:style-name="ce37" office:value-type="float" office:value="102" calcext:value-type="float">
            <text:p><text:s text:c="3"/>102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8" office:value-type="float" office:value="210" calcext:value-type="float">
            <text:p><text:s text:c="3"/>21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075" calcext:value-type="float">
            <text:p><text:s text:c="3"/>13,075</text:p>
          </table:table-cell>
          <table:table-cell table:style-name="ce53" office:value-type="float" office:value="11493" calcext:value-type="float">
            <text:p><text:s text:c="3"/>11,493</text:p>
          </table:table-cell>
          <table:table-cell table:style-name="ce38" office:value-type="float" office:value="1146" calcext:value-type="float">
            <text:p><text:s text:c="3"/>1,146</text:p>
          </table:table-cell>
          <table:table-cell table:style-name="ce38" office:value-type="float" office:value="1107" calcext:value-type="float">
            <text:p><text:s text:c="3"/>1,10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64" calcext:value-type="float">
            <text:p><text:s text:c="3"/>22,064</text:p>
          </table:table-cell>
          <table:table-cell table:style-name="ce52" office:value-type="float" office:value="21688" calcext:value-type="float">
            <text:p><text:s text:c="3"/>21,688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8" office:value-type="float" office:value="241" calcext:value-type="float">
            <text:p><text:s text:c="3"/>241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22064" calcext:value-type="float">
            <text:p><text:s text:c="3"/>22,064</text:p>
          </table:table-cell>
          <table:table-cell table:style-name="ce54" office:value-type="float" office:value="20529" calcext:value-type="float">
            <text:p><text:s text:c="3"/>20,529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7" calcext:value-type="float">
            <text:p><text:s text:c="3"/>1,02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4" office:value-type="float" office:value="475" calcext:value-type="float">
            <text:p><text:s text:c="3"/>475</text:p>
          </table:table-cell>
          <table:table-cell table:style-name="ce39" office:value-type="float" office:value="419" calcext:value-type="float">
            <text:p><text:s text:c="3"/>419</text:p>
          </table:table-cell>
          <table:table-cell table:style-name="ce90" office:value-type="float" office:value="56" calcext:value-type="float">
            <text:p><text:s text:c="3"/>56</text:p>
          </table:table-cell>
          <table:table-cell table:style-name="ce96"/>
          <table:table-cell table:number-columns-repeated="1013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新郎</text:p>
          </table:table-cell>
          <table:table-cell table:style-name="ce40" office:value-type="float" office:value="72.28" calcext:value-type="float">
            <text:p><text:s/>72.28</text:p>
          </table:table-cell>
          <table:table-cell table:style-name="ce40" office:value-type="float" office:value="73.64" calcext:value-type="float">
            <text:p><text:s/>73.64</text:p>
          </table:table-cell>
          <table:table-cell table:style-name="ce60" office:value-type="float" office:value="36.36" calcext:value-type="float">
            <text:p><text:s text:c="4"/>36.36</text:p>
          </table:table-cell>
          <table:table-cell table:style-name="ce60" office:value-type="float" office:value="62.16" calcext:value-type="float">
            <text:p><text:s text:c="4"/>62.16</text:p>
          </table:table-cell>
          <table:table-cell table:style-name="ce60" office:value-type="float" office:value="3.45" calcext:value-type="float">
            <text:p><text:s text:c="4"/>3.45</text:p>
          </table:table-cell>
          <table:table-cell table:style-name="ce40" office:value-type="float" office:value="13.94" calcext:value-type="float">
            <text:p><text:s/>13.94</text:p>
          </table:table-cell>
          <table:table-cell table:style-name="ce60" office:value-type="float" office:value="-21.05" calcext:value-type="float">
            <text:p>－ <text:s text:c="2"/>21.05</text:p>
          </table:table-cell>
          <table:table-cell table:style-name="ce91" office:value-type="float" office:value="24.23" calcext:value-type="float">
            <text:p><text:s/>24.23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72.28" calcext:value-type="float">
            <text:p><text:s/>72.28</text:p>
          </table:table-cell>
          <table:table-cell table:style-name="ce41" office:value-type="float" office:value="81.53" calcext:value-type="float">
            <text:p><text:s/>81.53</text:p>
          </table:table-cell>
          <table:table-cell table:style-name="ce61" office:value-type="float" office:value="1.15" calcext:value-type="float">
            <text:p><text:s/>1.15</text:p>
          </table:table-cell>
          <table:table-cell table:style-name="ce65" office:value-type="float" office:value="0.79" calcext:value-type="float">
            <text:p><text:s/>0.79</text:p>
          </table:table-cell>
          <table:table-cell table:style-name="ce69" office:value-type="float" office:value="13.79" calcext:value-type="float">
            <text:p><text:s text:c="4"/>13.79</text:p>
          </table:table-cell>
          <table:table-cell table:style-name="ce41" office:value-type="float" office:value="5.56" calcext:value-type="float">
            <text:p><text:s/>5.56</text:p>
          </table:table-cell>
          <table:table-cell table:style-name="ce43" office:value-type="float" office:value="1.95" calcext:value-type="float">
            <text:p><text:s/>1.95</text:p>
          </table:table-cell>
          <table:table-cell table:style-name="ce92" office:value-type="float" office:value="43.59" calcext:value-type="float">
            <text:p><text:s/>43.59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2" office:value-type="float" office:value="68.75" calcext:value-type="float">
            <text:p><text:s/>68.75</text:p>
          </table:table-cell>
          <table:table-cell table:style-name="ce55" office:value-type="float" office:value="70.52" calcext:value-type="float">
            <text:p><text:s text:c="4"/>70.52</text:p>
          </table:table-cell>
          <table:table-cell table:style-name="ce55" office:value-type="float" office:value="-11.76" calcext:value-type="float">
            <text:p>－ <text:s text:c="2"/>11.76</text:p>
          </table:table-cell>
          <table:table-cell table:style-name="ce55" office:value-type="float" office:value="-4.76" calcext:value-type="float">
            <text:p>－ <text:s text:c="2"/>4.76</text:p>
          </table:table-cell>
          <table:table-cell table:style-name="ce55" office:value-type="float" office:value="-23.08" calcext:value-type="float">
            <text:p>－ <text:s text:c="2"/>23.08</text:p>
          </table:table-cell>
          <table:table-cell table:style-name="ce42" office:value-type="float" office:value="12.6" calcext:value-type="float">
            <text:p><text:s/>12.60</text:p>
          </table:table-cell>
          <table:table-cell table:style-name="ce42" office:value-type="float" office:value="2.27" calcext:value-type="float">
            <text:p><text:s/>2.27</text:p>
          </table:table-cell>
          <table:table-cell table:style-name="ce93" office:value-type="float" office:value="14.76" calcext:value-type="float">
            <text:p><text:s/>14.76</text:p>
          </table:table-cell>
          <table:table-cell table:style-name="ce97"/>
          <table:table-cell table:number-columns-repeated="1013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3" office:value-type="float" office:value="68.75" calcext:value-type="float">
            <text:p><text:s/>68.75</text:p>
          </table:table-cell>
          <table:table-cell table:style-name="ce56" office:value-type="float" office:value="78.62" calcext:value-type="float">
            <text:p><text:s text:c="4"/>78.62</text:p>
          </table:table-cell>
          <table:table-cell table:style-name="ce62" office:value-type="float" office:value="-7.5" calcext:value-type="float">
            <text:p>－ <text:s text:c="3"/>7.50</text:p>
          </table:table-cell>
          <table:table-cell table:style-name="ce56" office:value-type="float" office:value="-7.23" calcext:value-type="float">
            <text:p>－ <text:s text:c="2"/>7.23</text:p>
          </table:table-cell>
          <table:table-cell table:style-name="ce56" office:value-type="float" office:value="-15.38" calcext:value-type="float">
            <text:p>－ <text:s text:c="2"/>15.38</text:p>
          </table:table-cell>
          <table:table-cell table:style-name="ce43" office:value-type="float" office:value="8.94" calcext:value-type="float">
            <text:p><text:s/>8.94</text:p>
          </table:table-cell>
          <table:table-cell table:style-name="ce56" office:value-type="float" office:value="7.99" calcext:value-type="float">
            <text:p><text:s text:c="4"/>7.99</text:p>
          </table:table-cell>
          <table:table-cell table:style-name="ce92" office:value-type="float" office:value="16.67" calcext:value-type="float">
            <text:p><text:s/>16.67</text:p>
          </table:table-cell>
          <table:table-cell table:style-name="ce97"/>
          <table:table-cell table:number-columns-repeated="1013"/>
        </table:table-row>
        <table:table-row table:style-name="ro6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63" table:number-columns-repeated="2"/>
          <table:table-cell table:style-name="ce70" office:value-type="string" calcext:value-type="string" table:number-columns-spanned="4" table:number-rows-spanned="1">
            <text:p>內政部戶政司 民國100年11月4日編製</text:p>
          </table:table-cell>
          <table:covered-table-cell table:number-columns-repeated="3" table:style-name="ce73"/>
          <table:table-cell table:style-name="ce98" table:number-columns-repeated="3"/>
          <table:table-cell table:number-columns-repeated="1011"/>
        </table:table-row>
        <table:table-row table:style-name="ro7">
          <table:table-cell table:style-name="ce15" table:number-columns-spanned="7" table:number-rows-spanned="1"/>
          <table:covered-table-cell table:number-columns-repeated="6" table:style-name="ce31"/>
          <table:table-cell table:number-columns-repeated="1017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8"/>
        <table:table-column table:style-name="co2" table:default-cell-style-name="ce18"/>
        <table:table-column table:style-name="co10" table:default-cell-style-name="ce18"/>
        <table:table-column table:style-name="co3" table:default-cell-style-name="ce18"/>
        <table:table-column table:style-name="co11" table:number-columns-repeated="6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9"/>
          <table:table-cell table:style-name="ce94" table:number-columns-repeated="1014"/>
        </table:table-row>
        <table:table-row table:style-name="ro3">
          <table:table-cell table:style-name="ce2" table:number-columns-repeated="3"/>
          <table:table-cell table:style-name="ce108" office:value-type="string" office:string-value="中 華 民 國 100 年 10 月 份" calcext:value-type="string">
            <text:p><text:s/>中 華 民 國 100 年 10 月 份 </text:p>
          </table:table-cell>
          <table:table-cell table:style-name="ce2" table:number-columns-repeated="5"/>
          <table:table-cell table:style-name="ce78" office:value-type="string" calcext:value-type="string">
            <text:p><text:s/>單位︰人</text:p>
          </table:table-cell>
          <table:table-cell table:style-name="ce94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103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103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9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6">     (    </text:span><text:span text:style-name="T10">地</text:span><text:span text:style-name="T6">           </text:span><text:span text:style-name="T10">區</text:span><text:span text:style-name="T6">    )</text:span></text:p>
          </table:table-cell>
          <table:covered-table-cell table:number-columns-repeated="5" table:style-name="ce112"/>
          <table:covered-table-cell table:style-name="ce122"/>
          <table:table-cell table:style-name="ce95" table:number-columns-repeated="1014"/>
        </table:table-row>
        <table:table-row table:style-name="ro3">
          <table:covered-table-cell table:style-name="ce99"/>
          <table:covered-table-cell table:number-columns-repeated="2" table:style-name="ce104"/>
          <table:table-cell table:style-name="ce110" office:value-type="string" calcext:value-type="string" table:number-columns-spanned="1" table:number-rows-spanned="3">
            <text:p>本國籍</text:p>
          </table:table-cell>
          <table:table-cell table:style-name="ce110" office:value-type="string" calcext:value-type="string" table:number-columns-spanned="3" table:number-rows-spanned="1">
            <text:p>大陸、港澳地區</text:p>
          </table:table-cell>
          <table:covered-table-cell table:style-name="ce114"/>
          <table:covered-table-cell table:style-name="ce115"/>
          <table:table-cell table:style-name="ce117" office:value-type="string" calcext:value-type="string" table:number-columns-spanned="3" table:number-rows-spanned="1">
            <text:p>外<text:span text:style-name="T9">  </text:span><text:span text:style-name="T10">國</text:span><text:span text:style-name="T6">  </text:span><text:span text:style-name="T10">籍</text:span></text:p>
          </table:table-cell>
          <table:covered-table-cell table:number-columns-repeated="2" table:style-name="ce119"/>
          <table:table-cell table:style-name="ce95" table:number-columns-repeated="1014"/>
        </table:table-row>
        <table:table-row table:style-name="ro3">
          <table:covered-table-cell table:style-name="ce99"/>
          <table:covered-table-cell table:number-columns-repeated="3" table:style-name="ce104"/>
          <table:table-cell table:style-name="ce113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3" office:value-type="string" calcext:value-type="string" table:number-columns-spanned="1" table:number-rows-spanned="2">
            <text:p>大陸地區</text:p>
          </table:table-cell>
          <table:table-cell table:style-name="ce113" office:value-type="string" calcext:value-type="string" table:number-columns-spanned="1" table:number-rows-spanned="2">
            <text:p>港澳地區</text:p>
          </table:table-cell>
          <table:table-cell table:style-name="ce113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20" office:value-type="string" calcext:value-type="string">
            <text:p>東南亞</text:p>
          </table:table-cell>
          <table:table-cell table:style-name="ce117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5">
          <table:covered-table-cell table:style-name="ce100"/>
          <table:covered-table-cell table:number-columns-repeated="7" table:style-name="ce105"/>
          <table:table-cell table:style-name="ce121" office:value-type="string" calcext:value-type="string">
            <text:p>地<text:span text:style-name="T9">    </text:span><text:span text:style-name="T10">區</text:span></text:p>
          </table:table-cell>
          <table:covered-table-cell table:style-name="ce123"/>
          <table:table-cell table:style-name="ce9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2064" calcext:value-type="float">
            <text:p><text:s text:c="3"/>22,064</text:p>
          </table:table-cell>
          <table:table-cell table:style-name="ce46" office:value-type="float" office:value="21688" calcext:value-type="float">
            <text:p><text:s text:c="3"/>21,688</text:p>
          </table:table-cell>
          <table:table-cell table:style-name="ce46" office:value-type="float" office:value="90" calcext:value-type="float">
            <text:p><text:s text:c="3"/>90</text:p>
          </table:table-cell>
          <table:table-cell table:style-name="ce46" office:value-type="float" office:value="60" calcext:value-type="float">
            <text:p><text:s text:c="3"/>60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286" calcext:value-type="float">
            <text:p><text:s text:c="3"/>286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124" office:value-type="float" office:value="241" calcext:value-type="float">
            <text:p><text:s text:c="3"/>24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2064" calcext:value-type="float">
            <text:p><text:s text:c="3"/>22,064</text:p>
          </table:table-cell>
          <table:table-cell table:style-name="ce47" office:value-type="float" office:value="20529" calcext:value-type="float">
            <text:p><text:s text:c="3"/>20,529</text:p>
          </table:table-cell>
          <table:table-cell table:style-name="ce47" office:value-type="float" office:value="1060" calcext:value-type="float">
            <text:p><text:s text:c="3"/>1,060</text:p>
          </table:table-cell>
          <table:table-cell table:style-name="ce47" office:value-type="float" office:value="1027" calcext:value-type="float">
            <text:p><text:s text:c="3"/>1,027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475" calcext:value-type="float">
            <text:p><text:s text:c="3"/>475</text:p>
          </table:table-cell>
          <table:table-cell table:style-name="ce47" office:value-type="float" office:value="419" calcext:value-type="float">
            <text:p><text:s text:c="3"/>419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4378" calcext:value-type="float">
            <text:p><text:s text:c="3"/>4,378</text:p>
          </table:table-cell>
          <table:table-cell table:style-name="ce50" office:value-type="float" office:value="4297" calcext:value-type="float">
            <text:p><text:s text:c="3"/>4,29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4378" calcext:value-type="float">
            <text:p><text:s text:c="3"/>4,378</text:p>
          </table:table-cell>
          <table:table-cell table:style-name="ce51" office:value-type="float" office:value="4073" calcext:value-type="float">
            <text:p><text:s text:c="3"/>4,073</text:p>
          </table:table-cell>
          <table:table-cell table:style-name="ce33" office:value-type="float" office:value="202" calcext:value-type="float">
            <text:p><text:s text:c="3"/>202</text:p>
          </table:table-cell>
          <table:table-cell table:style-name="ce33" office:value-type="float" office:value="197" calcext:value-type="float">
            <text:p><text:s text:c="3"/>197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103" calcext:value-type="float">
            <text:p><text:s text:c="3"/>103</text:p>
          </table:table-cell>
          <table:table-cell table:style-name="ce33" office:value-type="float" office:value="91" calcext:value-type="float">
            <text:p><text:s text:c="3"/>91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962" calcext:value-type="float">
            <text:p><text:s text:c="3"/>2,962</text:p>
          </table:table-cell>
          <table:table-cell table:style-name="ce50" office:value-type="float" office:value="2869" calcext:value-type="float">
            <text:p><text:s text:c="3"/>2,869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962" calcext:value-type="float">
            <text:p><text:s text:c="3"/>2,962</text:p>
          </table:table-cell>
          <table:table-cell table:style-name="ce51" office:value-type="float" office:value="2749" calcext:value-type="float">
            <text:p><text:s text:c="3"/>2,749</text:p>
          </table:table-cell>
          <table:table-cell table:style-name="ce33" office:value-type="float" office:value="163" calcext:value-type="float">
            <text:p><text:s text:c="3"/>163</text:p>
          </table:table-cell>
          <table:table-cell table:style-name="ce33" office:value-type="float" office:value="158" calcext:value-type="float">
            <text:p><text:s text:c="3"/>158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50" calcext:value-type="float">
            <text:p><text:s text:c="3"/>50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662" calcext:value-type="float">
            <text:p><text:s text:c="3"/>2,662</text:p>
          </table:table-cell>
          <table:table-cell table:style-name="ce50" office:value-type="float" office:value="2633" calcext:value-type="float">
            <text:p><text:s text:c="3"/>2,633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662" calcext:value-type="float">
            <text:p><text:s text:c="3"/>2,662</text:p>
          </table:table-cell>
          <table:table-cell table:style-name="ce51" office:value-type="float" office:value="2513" calcext:value-type="float">
            <text:p><text:s text:c="3"/>2,513</text:p>
          </table:table-cell>
          <table:table-cell table:style-name="ce33" office:value-type="float" office:value="110" calcext:value-type="float">
            <text:p><text:s text:c="3"/>110</text:p>
          </table:table-cell>
          <table:table-cell table:style-name="ce33" office:value-type="float" office:value="105" calcext:value-type="float">
            <text:p><text:s text:c="3"/>105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39" calcext:value-type="float">
            <text:p><text:s text:c="3"/>39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594" calcext:value-type="float">
            <text:p><text:s text:c="3"/>1,594</text:p>
          </table:table-cell>
          <table:table-cell table:style-name="ce50" office:value-type="float" office:value="1575" calcext:value-type="float">
            <text:p><text:s text:c="3"/>1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594" calcext:value-type="float">
            <text:p><text:s text:c="3"/>1,594</text:p>
          </table:table-cell>
          <table:table-cell table:style-name="ce51" office:value-type="float" office:value="1510" calcext:value-type="float">
            <text:p><text:s text:c="3"/>1,510</text:p>
          </table:table-cell>
          <table:table-cell table:style-name="ce33" office:value-type="float" office:value="62" calcext:value-type="float">
            <text:p><text:s text:c="3"/>62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516" calcext:value-type="float">
            <text:p><text:s text:c="3"/>2,516</text:p>
          </table:table-cell>
          <table:table-cell table:style-name="ce50" office:value-type="float" office:value="2480" calcext:value-type="float">
            <text:p><text:s text:c="3"/>2,48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516" calcext:value-type="float">
            <text:p><text:s text:c="3"/>2,516</text:p>
          </table:table-cell>
          <table:table-cell table:style-name="ce51" office:value-type="float" office:value="2367" calcext:value-type="float">
            <text:p><text:s text:c="3"/>2,367</text:p>
          </table:table-cell>
          <table:table-cell table:style-name="ce33" office:value-type="float" office:value="109" calcext:value-type="float">
            <text:p><text:s text:c="3"/>109</text:p>
          </table:table-cell>
          <table:table-cell table:style-name="ce33" office:value-type="float" office:value="106" calcext:value-type="float">
            <text:p><text:s text:c="3"/>106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5" office:value-type="string" calcext:value-type="string">
            <text:p>新郎</text:p>
          </table:table-cell>
          <table:table-cell table:style-name="ce48" office:value-type="float" office:value="7888" calcext:value-type="float">
            <text:p><text:s text:c="3"/>7,888</text:p>
          </table:table-cell>
          <table:table-cell table:style-name="ce48" office:value-type="float" office:value="7770" calcext:value-type="float">
            <text:p><text:s text:c="3"/>7,77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126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9" office:value-type="float" office:value="7888" calcext:value-type="float">
            <text:p><text:s text:c="3"/>7,888</text:p>
          </table:table-cell>
          <table:table-cell table:style-name="ce49" office:value-type="float" office:value="7262" calcext:value-type="float">
            <text:p><text:s text:c="3"/>7,262</text:p>
          </table:table-cell>
          <table:table-cell table:style-name="ce49" office:value-type="float" office:value="405" calcext:value-type="float">
            <text:p><text:s text:c="3"/>405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221" calcext:value-type="float">
            <text:p><text:s text:c="3"/>221</text:p>
          </table:table-cell>
          <table:table-cell table:style-name="ce49" office:value-type="float" office:value="205" calcext:value-type="float">
            <text:p><text:s text:c="3"/>205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349" calcext:value-type="float">
            <text:p><text:s text:c="3"/>349</text:p>
          </table:table-cell>
          <table:table-cell table:style-name="ce111" office:value-type="float" office:value="341" calcext:value-type="float">
            <text:p><text:s text:c="3"/>34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349" calcext:value-type="float">
            <text:p><text:s text:c="3"/>349</text:p>
          </table:table-cell>
          <table:table-cell table:style-name="ce107" office:value-type="float" office:value="322" calcext:value-type="float">
            <text:p><text:s text:c="3"/>322</text:p>
          </table:table-cell>
          <table:table-cell table:number-columns-repeated="2" table:style-name="ce107" office:value-type="float" office:value="21" calcext:value-type="float">
            <text:p><text:s text:c="3"/>2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2045" calcext:value-type="float">
            <text:p><text:s text:c="3"/>2,045</text:p>
          </table:table-cell>
          <table:table-cell table:style-name="ce111" office:value-type="float" office:value="2008" calcext:value-type="float">
            <text:p><text:s text:c="3"/>2,008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25" calcext:value-type="float">
            <text:p><text:s text:c="3"/>2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116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2045" calcext:value-type="float">
            <text:p><text:s text:c="3"/>2,045</text:p>
          </table:table-cell>
          <table:table-cell table:style-name="ce107" office:value-type="float" office:value="1891" calcext:value-type="float">
            <text:p><text:s text:c="3"/>1,891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107" office:value-type="float" office:value="91" calcext:value-type="float">
            <text:p><text:s text:c="3"/>9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2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535" calcext:value-type="float">
            <text:p><text:s text:c="3"/>535</text:p>
          </table:table-cell>
          <table:table-cell table:style-name="ce111" office:value-type="float" office:value="529" calcext:value-type="float">
            <text:p><text:s text:c="3"/>529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535" calcext:value-type="float">
            <text:p><text:s text:c="3"/>535</text:p>
          </table:table-cell>
          <table:table-cell table:style-name="ce107" office:value-type="float" office:value="489" calcext:value-type="float">
            <text:p><text:s text:c="3"/>489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495" calcext:value-type="float">
            <text:p><text:s text:c="3"/>495</text:p>
          </table:table-cell>
          <table:table-cell table:style-name="ce111" office:value-type="float" office:value="488" calcext:value-type="float">
            <text:p><text:s text:c="3"/>4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11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495" calcext:value-type="float">
            <text:p><text:s text:c="3"/>495</text:p>
          </table:table-cell>
          <table:table-cell table:style-name="ce107" office:value-type="float" office:value="460" calcext:value-type="float">
            <text:p><text:s text:c="3"/>460</text:p>
          </table:table-cell>
          <table:table-cell table:number-columns-repeated="2" table:style-name="ce107" office:value-type="float" office:value="20" calcext:value-type="float">
            <text:p><text:s text:c="3"/>20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1158" calcext:value-type="float">
            <text:p><text:s text:c="3"/>1,158</text:p>
          </table:table-cell>
          <table:table-cell table:style-name="ce111" office:value-type="float" office:value="1143" calcext:value-type="float">
            <text:p><text:s text:c="3"/>1,14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1158" calcext:value-type="float">
            <text:p><text:s text:c="3"/>1,158</text:p>
          </table:table-cell>
          <table:table-cell table:style-name="ce107" office:value-type="float" office:value="1065" calcext:value-type="float">
            <text:p><text:s text:c="3"/>1,06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style-name="ce107" office:value-type="float" office:value="60" calcext:value-type="float">
            <text:p><text:s text:c="3"/>60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379" calcext:value-type="float">
            <text:p><text:s text:c="3"/>379</text:p>
          </table:table-cell>
          <table:table-cell table:style-name="ce111" office:value-type="float" office:value="375" calcext:value-type="float">
            <text:p><text:s text:c="3"/>375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379" calcext:value-type="float">
            <text:p><text:s text:c="3"/>379</text:p>
          </table:table-cell>
          <table:table-cell table:style-name="ce107" office:value-type="float" office:value="349" calcext:value-type="float">
            <text:p><text:s text:c="3"/>349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491" calcext:value-type="float">
            <text:p><text:s text:c="3"/>491</text:p>
          </table:table-cell>
          <table:table-cell table:style-name="ce111" office:value-type="float" office:value="488" calcext:value-type="float">
            <text:p><text:s text:c="3"/>4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491" calcext:value-type="float">
            <text:p><text:s text:c="3"/>491</text:p>
          </table:table-cell>
          <table:table-cell table:style-name="ce107" office:value-type="float" office:value="437" calcext:value-type="float">
            <text:p><text:s text:c="3"/>437</text:p>
          </table:table-cell>
          <table:table-cell table:number-columns-repeated="2" table:style-name="ce107" office:value-type="float" office:value="35" calcext:value-type="float">
            <text:p><text:s text:c="3"/>35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353" calcext:value-type="float">
            <text:p><text:s text:c="3"/>353</text:p>
          </table:table-cell>
          <table:table-cell table:style-name="ce111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07" office:value-type="float" office:value="353" calcext:value-type="float">
            <text:p><text:s text:c="3"/>353</text:p>
          </table:table-cell>
          <table:table-cell table:style-name="ce107" office:value-type="float" office:value="311" calcext:value-type="float">
            <text:p><text:s text:c="3"/>311</text:p>
          </table:table-cell>
          <table:table-cell table:number-columns-repeated="2" table:style-name="ce107" office:value-type="float" office:value="27" calcext:value-type="float">
            <text:p><text:s text:c="3"/>2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538" calcext:value-type="float">
            <text:p><text:s text:c="3"/>538</text:p>
          </table:table-cell>
          <table:table-cell table:style-name="ce111" office:value-type="float" office:value="531" calcext:value-type="float">
            <text:p><text:s text:c="3"/>53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07" office:value-type="float" office:value="538" calcext:value-type="float">
            <text:p><text:s text:c="3"/>538</text:p>
          </table:table-cell>
          <table:table-cell table:style-name="ce107" office:value-type="float" office:value="498" calcext:value-type="float">
            <text:p><text:s text:c="3"/>498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19" calcext:value-type="float">
            <text:p><text:s text:c="3"/>1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111" office:value-type="float" office:value="126" calcext:value-type="float">
            <text:p><text:s text:c="3"/>12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128" calcext:value-type="float">
            <text:p><text:s text:c="3"/>128</text:p>
          </table:table-cell>
          <table:table-cell table:style-name="ce107" office:value-type="float" office:value="119" calcext:value-type="float">
            <text:p><text:s text:c="3"/>119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265" calcext:value-type="float">
            <text:p><text:s text:c="3"/>265</text:p>
          </table:table-cell>
          <table:table-cell table:style-name="ce111" office:value-type="float" office:value="262" calcext:value-type="float">
            <text:p><text:s text:c="3"/>26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265" calcext:value-type="float">
            <text:p><text:s text:c="3"/>265</text:p>
          </table:table-cell>
          <table:table-cell table:style-name="ce107" office:value-type="float" office:value="246" calcext:value-type="float">
            <text:p><text:s text:c="3"/>246</text:p>
          </table:table-cell>
          <table:table-cell table:number-columns-repeated="2" table:style-name="ce107" office:value-type="float" office:value="12" calcext:value-type="float">
            <text:p><text:s text:c="3"/>1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58" calcext:value-type="float">
            <text:p><text:s text:c="3"/>58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111" office:value-type="float" office:value="304" calcext:value-type="float">
            <text:p><text:s text:c="3"/>30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11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311" calcext:value-type="float">
            <text:p><text:s text:c="3"/>311</text:p>
          </table:table-cell>
          <table:table-cell table:style-name="ce107" office:value-type="float" office:value="281" calcext:value-type="float">
            <text:p><text:s text:c="3"/>281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502" calcext:value-type="float">
            <text:p><text:s text:c="3"/>502</text:p>
          </table:table-cell>
          <table:table-cell table:style-name="ce111" office:value-type="float" office:value="489" calcext:value-type="float">
            <text:p><text:s text:c="3"/>489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11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502" calcext:value-type="float">
            <text:p><text:s text:c="3"/>502</text:p>
          </table:table-cell>
          <table:table-cell table:style-name="ce107" office:value-type="float" office:value="473" calcext:value-type="float">
            <text:p><text:s text:c="3"/>473</text:p>
          </table:table-cell>
          <table:table-cell table:number-columns-repeated="2" table:style-name="ce107" office:value-type="float" office:value="20" calcext:value-type="float">
            <text:p><text:s text:c="3"/>20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281" calcext:value-type="float">
            <text:p><text:s text:c="3"/>281</text:p>
          </table:table-cell>
          <table:table-cell table:style-name="ce111" office:value-type="float" office:value="281" calcext:value-type="float">
            <text:p><text:s text:c="3"/>28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281" calcext:value-type="float">
            <text:p><text:s text:c="3"/>281</text:p>
          </table:table-cell>
          <table:table-cell table:style-name="ce107" office:value-type="float" office:value="266" calcext:value-type="float">
            <text:p><text:s text:c="3"/>266</text:p>
          </table:table-cell>
          <table:table-cell table:number-columns-repeated="2" table:style-name="ce107" office:value-type="float" office:value="12" calcext:value-type="float">
            <text:p><text:s text:c="3"/>1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64" calcext:value-type="float">
            <text:p><text:s text:c="3"/>64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64" calcext:value-type="float">
            <text:p><text:s text:c="3"/>64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58" calcext:value-type="float">
            <text:p><text:s text:c="3"/>58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1"/>
          <table:table-cell table:number-columns-repeated="3"/>
          <table:table-cell table:style-name="ce63" table:number-columns-repeated="2"/>
          <table:table-cell table:style-name="ce70" office:value-type="string" calcext:value-type="string" table:number-columns-spanned="4" table:number-rows-spanned="1">
            <text:p>內政部戶政司 民國100年11月4日編製</text:p>
          </table:table-cell>
          <table:covered-table-cell table:number-columns-repeated="3" table:style-name="ce118"/>
          <table:table-cell table:number-columns-repeated="1014"/>
        </table:table-row>
        <table:table-row table:style-name="ro7">
          <table:table-cell table:style-name="ce101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02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6" table:number-columns-repeated="3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number-columns-repeated="2" table:default-cell-style-name="ce18"/>
        <table:table-column table:style-name="co16" table:default-cell-style-name="ce18"/>
        <table:table-column table:style-name="co20" table:default-cell-style-name="ce18"/>
        <table:table-column table:style-name="co8" table:number-columns-repeated="236" table:default-cell-style-name="ce18"/>
        <table:table-column table:style-name="co8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32"/>
          <table:covered-table-cell table:style-name="ce165"/>
          <table:table-cell table:style-name="ce94" table:number-columns-repeated="1003"/>
        </table:table-row>
        <table:table-row table:style-name="ro10">
          <table:table-cell table:style-name="ce2" table:number-columns-repeated="11"/>
          <table:table-cell table:style-name="ce94" table:number-columns-repeated="9"/>
          <table:table-cell table:style-name="ce166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3"/>
          <table:table-cell table:style-name="ce133" table:number-columns-repeated="2"/>
          <table:table-cell table:style-name="ce110" office:value-type="string" calcext:value-type="string" table:number-columns-spanned="3" table:number-rows-spanned="1">
            <text:p>本　　　國　　　籍</text:p>
          </table:table-cell>
          <table:covered-table-cell table:style-name="ce122"/>
          <table:covered-table-cell table:style-name="ce8"/>
          <table:table-cell table:style-name="ce110" office:value-type="string" calcext:value-type="string" table:number-columns-spanned="3" table:number-rows-spanned="1">
            <text:p>大　陸　地　區</text:p>
          </table:table-cell>
          <table:covered-table-cell table:style-name="ce122"/>
          <table:covered-table-cell table:style-name="ce8"/>
          <table:table-cell table:style-name="ce110" office:value-type="string" calcext:value-type="string" table:number-columns-spanned="3" table:number-rows-spanned="1">
            <text:p>港　澳　地　區</text:p>
          </table:table-cell>
          <table:covered-table-cell table:style-name="ce122"/>
          <table:covered-table-cell table:style-name="ce8"/>
          <table:table-cell table:style-name="ce15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1"/>
          <table:table-cell table:style-name="ce95" table:number-columns-repeated="1003"/>
        </table:table-row>
        <table:table-row table:style-name="ro3">
          <table:table-cell table:style-name="ce130" office:value-type="string" calcext:value-type="string">
            <text:p>年 <text:s/>月 <text:s/>別</text:p>
          </table:table-cell>
          <table:table-cell table:style-name="ce134" office:value-type="string" calcext:value-type="string">
            <text:p>性別</text:p>
          </table:table-cell>
          <table:table-cell table:style-name="ce134" office:value-type="string" calcext:value-type="string">
            <text:p>總<text:span text:style-name="T4">　計</text:span></text:p>
          </table:table-cell>
          <table:table-cell table:style-name="ce110" office:value-type="string" calcext:value-type="string" table:number-columns-spanned="1" table:number-rows-spanned="2">
            <text:p>合計</text:p>
          </table:table-cell>
          <table:table-cell table:style-name="ce110" office:value-type="string" calcext:value-type="string" table:number-columns-spanned="1" table:number-rows-spanned="2">
            <text:p>已設籍</text:p>
          </table:table-cell>
          <table:table-cell table:style-name="ce110" office:value-type="string" calcext:value-type="string" table:number-columns-spanned="1" table:number-rows-spanned="2">
            <text:p>未設籍</text:p>
          </table:table-cell>
          <table:table-cell table:style-name="ce110" office:value-type="string" calcext:value-type="string" table:number-columns-spanned="1" table:number-rows-spanned="2">
            <text:p>合計</text:p>
          </table:table-cell>
          <table:table-cell table:style-name="ce110" office:value-type="string" calcext:value-type="string" table:number-columns-spanned="1" table:number-rows-spanned="2">
            <text:p>已設籍</text:p>
          </table:table-cell>
          <table:table-cell table:style-name="ce110" office:value-type="string" calcext:value-type="string" table:number-columns-spanned="1" table:number-rows-spanned="2">
            <text:p>未設籍</text:p>
          </table:table-cell>
          <table:table-cell table:style-name="ce110" office:value-type="string" calcext:value-type="string" table:number-columns-spanned="1" table:number-rows-spanned="2">
            <text:p>合計</text:p>
          </table:table-cell>
          <table:table-cell table:style-name="ce110" office:value-type="string" calcext:value-type="string" table:number-columns-spanned="1" table:number-rows-spanned="2">
            <text:p>已設籍</text:p>
          </table:table-cell>
          <table:table-cell table:style-name="ce110" office:value-type="string" calcext:value-type="string" table:number-columns-spanned="1" table:number-rows-spanned="2">
            <text:p>未設籍</text:p>
          </table:table-cell>
          <table:table-cell table:style-name="ce110" office:value-type="string" calcext:value-type="string" table:number-columns-spanned="3" table:number-rows-spanned="1">
            <text:p>合　　　計</text:p>
          </table:table-cell>
          <table:covered-table-cell table:style-name="ce122"/>
          <table:covered-table-cell table:style-name="ce8"/>
          <table:table-cell table:style-name="ce162" office:value-type="string" calcext:value-type="string" table:number-columns-spanned="3" table:number-rows-spanned="1">
            <text:p>東南亞地區</text:p>
          </table:table-cell>
          <table:covered-table-cell table:style-name="ce161"/>
          <table:covered-table-cell table:style-name="ce163"/>
          <table:table-cell table:style-name="ce15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1"/>
          <table:table-cell table:style-name="ce95" table:number-columns-repeated="1003"/>
        </table:table-row>
        <table:table-row table:style-name="ro5">
          <table:table-cell table:style-name="ce9"/>
          <table:table-cell table:style-name="ce103" table:number-columns-repeated="2"/>
          <table:covered-table-cell table:number-columns-repeated="9" table:style-name="ce103"/>
          <table:table-cell table:style-name="ce110" office:value-type="string" calcext:value-type="string">
            <text:p>計</text:p>
          </table:table-cell>
          <table:table-cell table:style-name="ce110" office:value-type="string" calcext:value-type="string">
            <text:p>已設籍</text:p>
          </table:table-cell>
          <table:table-cell table:style-name="ce110" office:value-type="string" calcext:value-type="string">
            <text:p>未設籍</text:p>
          </table:table-cell>
          <table:table-cell table:style-name="ce110" office:value-type="string" calcext:value-type="string">
            <text:p>小計</text:p>
          </table:table-cell>
          <table:table-cell table:style-name="ce110" office:value-type="string" calcext:value-type="string">
            <text:p>已設籍</text:p>
          </table:table-cell>
          <table:table-cell table:style-name="ce110" office:value-type="string" calcext:value-type="string">
            <text:p>未設籍</text:p>
          </table:table-cell>
          <table:table-cell table:style-name="ce110" office:value-type="string" calcext:value-type="string">
            <text:p>小計</text:p>
          </table:table-cell>
          <table:table-cell table:style-name="ce110" office:value-type="string" calcext:value-type="string">
            <text:p>已設籍</text:p>
          </table:table-cell>
          <table:table-cell table:style-name="ce167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43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57" office:value-type="float" office:value="2590" calcext:value-type="float">
            <text:p><text:s text:c="3"/>2,590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2582" calcext:value-type="float">
            <text:p><text:s text:c="3"/>2,582</text:p>
          </table:table-cell>
          <table:table-cell table:style-name="ce157" office:value-type="float" office:value="452" calcext:value-type="float">
            <text:p><text:s text:c="3"/>452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57" office:value-type="float" office:value="446" calcext:value-type="float">
            <text:p><text:s text:c="3"/>446</text:p>
          </table:table-cell>
          <table:table-cell table:style-name="ce157" office:value-type="float" office:value="2138" calcext:value-type="float">
            <text:p><text:s text:c="3"/>2,138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8" office:value-type="float" office:value="2136" calcext:value-type="float">
            <text:p><text:s text:c="3"/>2,136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6" office:value-type="float" office:value="135041" calcext:value-type="float">
            <text:p><text:s text:c="3"/>135,041</text:p>
          </table:table-cell>
          <table:table-cell table:style-name="ce144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8" office:value-type="float" office:value="6964" calcext:value-type="float">
            <text:p><text:s text:c="3"/>6,964</text:p>
          </table:table-cell>
          <table:table-cell table:style-name="ce158" office:value-type="float" office:value="154" calcext:value-type="float">
            <text:p><text:s text:c="3"/>154</text:p>
          </table:table-cell>
          <table:table-cell table:style-name="ce158" office:value-type="float" office:value="6810" calcext:value-type="float">
            <text:p><text:s text:c="3"/>6,810</text:p>
          </table:table-cell>
          <table:table-cell table:style-name="ce158" office:value-type="float" office:value="6500" calcext:value-type="float">
            <text:p><text:s text:c="3"/>6,500</text:p>
          </table:table-cell>
          <table:table-cell table:style-name="ce158" office:value-type="float" office:value="153" calcext:value-type="float">
            <text:p><text:s text:c="3"/>153</text:p>
          </table:table-cell>
          <table:table-cell table:style-name="ce158" office:value-type="float" office:value="6347" calcext:value-type="float">
            <text:p><text:s text:c="3"/>6,347</text:p>
          </table:table-cell>
          <table:table-cell table:style-name="ce158" office:value-type="float" office:value="464" calcext:value-type="float">
            <text:p><text:s text:c="3"/>464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69" office:value-type="float" office:value="463" calcext:value-type="float">
            <text:p><text:s text:c="3"/>463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37" office:value-type="float" office:value="154866" calcext:value-type="float">
            <text:p><text:s text:c="3"/>154,866</text:p>
          </table:table-cell>
          <table:table-cell table:style-name="ce137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6" office:value-type="float" office:value="2427" calcext:value-type="float">
            <text:p><text:s text:c="3"/>2,427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8" office:value-type="float" office:value="154866" calcext:value-type="float">
            <text:p><text:s text:c="3"/>154,866</text:p>
          </table:table-cell>
          <table:table-cell table:style-name="ce138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7" office:value-type="float" office:value="520" calcext:value-type="float">
            <text:p><text:s text:c="3"/>520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39" office:value-type="float" office:value="117099" calcext:value-type="float">
            <text:p><text:s text:c="3"/>117,099</text:p>
          </table:table-cell>
          <table:table-cell table:style-name="ce139" office:value-type="float" office:value="113426" calcext:value-type="float">
            <text:p><text:s text:c="3"/>113,426</text:p>
          </table:table-cell>
          <table:table-cell table:style-name="ce139" office:value-type="float" office:value="113401" calcext:value-type="float">
            <text:p><text:s text:c="3"/>113,401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52" calcext:value-type="float">
            <text:p><text:s text:c="3"/>452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443" calcext:value-type="float">
            <text:p><text:s text:c="3"/>443</text:p>
          </table:table-cell>
          <table:table-cell table:style-name="ce139" office:value-type="float" office:value="239" calcext:value-type="float">
            <text:p><text:s text:c="3"/>239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233" calcext:value-type="float">
            <text:p><text:s text:c="3"/>233</text:p>
          </table:table-cell>
          <table:table-cell table:style-name="ce139" office:value-type="float" office:value="2982" calcext:value-type="float">
            <text:p><text:s text:c="3"/>2,982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2973" calcext:value-type="float">
            <text:p><text:s text:c="3"/>2,973</text:p>
          </table:table-cell>
          <table:table-cell table:style-name="ce139" office:value-type="float" office:value="502" calcext:value-type="float">
            <text:p><text:s text:c="3"/>50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495" calcext:value-type="float">
            <text:p><text:s text:c="3"/>495</text:p>
          </table:table-cell>
          <table:table-cell table:style-name="ce139" office:value-type="float" office:value="2480" calcext:value-type="float">
            <text:p><text:s text:c="3"/>2,48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70" office:value-type="float" office:value="2478" calcext:value-type="float">
            <text:p><text:s text:c="3"/>2,478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40" office:value-type="float" office:value="117099" calcext:value-type="float">
            <text:p><text:s text:c="3"/>117,099</text:p>
          </table:table-cell>
          <table:table-cell table:style-name="ce140" office:value-type="float" office:value="98858" calcext:value-type="float">
            <text:p><text:s text:c="3"/>98,858</text:p>
          </table:table-cell>
          <table:table-cell table:style-name="ce140" office:value-type="float" office:value="98832" calcext:value-type="float">
            <text:p><text:s text:c="3"/>98,832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12344" calcext:value-type="float">
            <text:p><text:s text:c="3"/>12,344</text:p>
          </table:table-cell>
          <table:table-cell table:style-name="ce140" office:value-type="float" office:value="550" calcext:value-type="float">
            <text:p><text:s text:c="3"/>550</text:p>
          </table:table-cell>
          <table:table-cell table:style-name="ce140" office:value-type="float" office:value="11794" calcext:value-type="float">
            <text:p><text:s text:c="3"/>11,794</text:p>
          </table:table-cell>
          <table:table-cell table:style-name="ce140" office:value-type="float" office:value="259" calcext:value-type="float">
            <text:p><text:s text:c="3"/>259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252" calcext:value-type="float">
            <text:p><text:s text:c="3"/>252</text:p>
          </table:table-cell>
          <table:table-cell table:style-name="ce140" office:value-type="float" office:value="5638" calcext:value-type="float">
            <text:p><text:s text:c="3"/>5,638</text:p>
          </table:table-cell>
          <table:table-cell table:style-name="ce140" office:value-type="float" office:value="438" calcext:value-type="float">
            <text:p><text:s text:c="3"/>438</text:p>
          </table:table-cell>
          <table:table-cell table:style-name="ce140" office:value-type="float" office:value="5200" calcext:value-type="float">
            <text:p><text:s text:c="3"/>5,200</text:p>
          </table:table-cell>
          <table:table-cell table:style-name="ce140" office:value-type="float" office:value="5194" calcext:value-type="float">
            <text:p><text:s text:c="3"/>5,194</text:p>
          </table:table-cell>
          <table:table-cell table:style-name="ce140" office:value-type="float" office:value="436" calcext:value-type="float">
            <text:p><text:s text:c="3"/>436</text:p>
          </table:table-cell>
          <table:table-cell table:style-name="ce140" office:value-type="float" office:value="4758" calcext:value-type="float">
            <text:p><text:s text:c="3"/>4,758</text:p>
          </table:table-cell>
          <table:table-cell table:style-name="ce140" office:value-type="float" office:value="444" calcext:value-type="float">
            <text:p><text:s text:c="3"/>444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71" office:value-type="float" office:value="442" calcext:value-type="float">
            <text:p><text:s text:c="3"/>442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86" office:value-type="float" office:value="2432" calcext:value-type="float">
            <text:p><text:s text:c="3"/>2,432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7" office:value-type="float" office:value="520" calcext:value-type="float">
            <text:p><text:s text:c="3"/>520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新郎</text:p>
          </table:table-cell>
          <table:table-cell table:style-name="ce141" office:value-type="float" office:value="12807" calcext:value-type="float">
            <text:p><text:s text:c="3"/>12,807</text:p>
          </table:table-cell>
          <table:table-cell table:style-name="ce141" office:value-type="float" office:value="12490" calcext:value-type="float">
            <text:p><text:s text:c="3"/>12,490</text:p>
          </table:table-cell>
          <table:table-cell table:style-name="ce37" office:value-type="float" office:value="12488" calcext:value-type="float">
            <text:p><text:s text:c="3"/>12,48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9" office:value-type="float" office:value="251" calcext:value-type="float">
            <text:p><text:s text:c="3"/>251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49" calcext:value-type="float">
            <text:p><text:s text:c="3"/>249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5" calcext:value-type="float">
            <text:p><text:s text:c="3"/>55</text:p>
          </table:table-cell>
          <table:table-cell table:style-name="ce159" office:value-type="float" office:value="194" calcext:value-type="float">
            <text:p><text:s text:c="3"/>194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194" calcext:value-type="float">
            <text:p><text:s text:c="3"/>194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2" office:value-type="float" office:value="12807" calcext:value-type="float">
            <text:p><text:s text:c="3"/>12,807</text:p>
          </table:table-cell>
          <table:table-cell table:style-name="ce142" office:value-type="float" office:value="11309" calcext:value-type="float">
            <text:p><text:s text:c="3"/>11,309</text:p>
          </table:table-cell>
          <table:table-cell table:style-name="ce107" office:value-type="float" office:value="11304" calcext:value-type="float">
            <text:p><text:s text:c="3"/>11,30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019" calcext:value-type="float">
            <text:p><text:s text:c="3"/>1,019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style-name="ce107" office:value-type="float" office:value="946" calcext:value-type="float">
            <text:p><text:s text:c="3"/>946</text:p>
          </table:table-cell>
          <table:table-cell table:style-name="ce152" office:value-type="float" office:value="29" calcext:value-type="float">
            <text:p><text:s text:c="3"/>2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55" office:value-type="float" office:value="28" calcext:value-type="float">
            <text:p><text:s text:c="3"/>28</text:p>
          </table:table-cell>
          <table:table-cell table:style-name="ce160" office:value-type="float" office:value="450" calcext:value-type="float">
            <text:p><text:s text:c="3"/>450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412" calcext:value-type="float">
            <text:p><text:s text:c="3"/>412</text:p>
          </table:table-cell>
          <table:table-cell table:style-name="ce160" office:value-type="float" office:value="411" calcext:value-type="float">
            <text:p><text:s text:c="3"/>411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373" calcext:value-type="float">
            <text:p><text:s text:c="3"/>373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39" calcext:value-type="float">
            <text:p><text:s text:c="3"/>39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141" office:value-type="float" office:value="10320" calcext:value-type="float">
            <text:p><text:s text:c="3"/>10,320</text:p>
          </table:table-cell>
          <table:table-cell table:style-name="ce141" office:value-type="float" office:value="9994" calcext:value-type="float">
            <text:p><text:s text:c="3"/>9,994</text:p>
          </table:table-cell>
          <table:table-cell table:style-name="ce37" office:value-type="float" office:value="9991" calcext:value-type="float">
            <text:p><text:s text:c="3"/>9,99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154" office:value-type="float" office:value="14" calcext:value-type="float">
            <text:p><text:s text:c="3"/>14</text:p>
          </table:table-cell>
          <table:table-cell table:style-name="ce159" office:value-type="float" office:value="257" calcext:value-type="float">
            <text:p><text:s text:c="3"/>257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53" calcext:value-type="float">
            <text:p><text:s text:c="3"/>253</text:p>
          </table:table-cell>
          <table:table-cell table:style-name="ce159" office:value-type="float" office:value="51" calcext:value-type="float">
            <text:p><text:s text:c="3"/>51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48" calcext:value-type="float">
            <text:p><text:s text:c="3"/>48</text:p>
          </table:table-cell>
          <table:table-cell table:style-name="ce159" office:value-type="float" office:value="206" calcext:value-type="float">
            <text:p><text:s text:c="3"/>20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205" calcext:value-type="float">
            <text:p><text:s text:c="3"/>205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2" office:value-type="float" office:value="10320" calcext:value-type="float">
            <text:p><text:s text:c="3"/>10,320</text:p>
          </table:table-cell>
          <table:table-cell table:style-name="ce142" office:value-type="float" office:value="8709" calcext:value-type="float">
            <text:p><text:s text:c="3"/>8,709</text:p>
          </table:table-cell>
          <table:table-cell table:style-name="ce107" office:value-type="float" office:value="8704" calcext:value-type="float">
            <text:p><text:s text:c="3"/>8,70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042" calcext:value-type="float">
            <text:p><text:s text:c="3"/>1,042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945" calcext:value-type="float">
            <text:p><text:s text:c="3"/>945</text:p>
          </table:table-cell>
          <table:table-cell table:style-name="ce152" office:value-type="float" office:value="20" calcext:value-type="float">
            <text:p><text:s text:c="3"/>2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55" office:value-type="float" office:value="19" calcext:value-type="float">
            <text:p><text:s text:c="3"/>19</text:p>
          </table:table-cell>
          <table:table-cell table:style-name="ce160" office:value-type="float" office:value="549" calcext:value-type="float">
            <text:p><text:s text:c="3"/>549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490" calcext:value-type="float">
            <text:p><text:s text:c="3"/>490</text:p>
          </table:table-cell>
          <table:table-cell table:style-name="ce160" office:value-type="float" office:value="493" calcext:value-type="float">
            <text:p><text:s text:c="3"/>493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434" calcext:value-type="float">
            <text:p><text:s text:c="3"/>434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56" calcext:value-type="float">
            <text:p><text:s text:c="3"/>56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141" office:value-type="float" office:value="16479" calcext:value-type="float">
            <text:p><text:s text:c="3"/>16,479</text:p>
          </table:table-cell>
          <table:table-cell table:style-name="ce141" office:value-type="float" office:value="16112" calcext:value-type="float">
            <text:p><text:s text:c="3"/>16,112</text:p>
          </table:table-cell>
          <table:table-cell table:style-name="ce37" office:value-type="float" office:value="16110" calcext:value-type="float">
            <text:p><text:s text:c="3"/>16,1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54" office:value-type="float" office:value="29" calcext:value-type="float">
            <text:p><text:s text:c="3"/>29</text:p>
          </table:table-cell>
          <table:table-cell table:style-name="ce159" office:value-type="float" office:value="289" calcext:value-type="float">
            <text:p><text:s text:c="3"/>28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87" calcext:value-type="float">
            <text:p><text:s text:c="3"/>287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224" calcext:value-type="float">
            <text:p><text:s text:c="3"/>224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24" calcext:value-type="float">
            <text:p><text:s text:c="3"/>224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2" office:value-type="float" office:value="16479" calcext:value-type="float">
            <text:p><text:s text:c="3"/>16,479</text:p>
          </table:table-cell>
          <table:table-cell table:style-name="ce142" office:value-type="float" office:value="14816" calcext:value-type="float">
            <text:p><text:s text:c="3"/>14,816</text:p>
          </table:table-cell>
          <table:table-cell table:style-name="ce107" office:value-type="float" office:value="14811" calcext:value-type="float">
            <text:p><text:s text:c="3"/>14,81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073" calcext:value-type="float">
            <text:p><text:s text:c="3"/>1,073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971" calcext:value-type="float">
            <text:p><text:s text:c="3"/>971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55" office:value-type="float" office:value="28" calcext:value-type="float">
            <text:p><text:s text:c="3"/>28</text:p>
          </table:table-cell>
          <table:table-cell table:style-name="ce160" office:value-type="float" office:value="559" calcext:value-type="float">
            <text:p><text:s text:c="3"/>559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497" calcext:value-type="float">
            <text:p><text:s text:c="3"/>497</text:p>
          </table:table-cell>
          <table:table-cell table:style-name="ce160" office:value-type="float" office:value="506" calcext:value-type="float">
            <text:p><text:s text:c="3"/>506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444" calcext:value-type="float">
            <text:p><text:s text:c="3"/>444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53" calcext:value-type="float">
            <text:p><text:s text:c="3"/>53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10月</text:p>
          </table:table-cell>
          <table:table-cell table:style-name="ce25" office:value-type="string" calcext:value-type="string">
            <text:p>新郎</text:p>
          </table:table-cell>
          <table:table-cell table:style-name="ce143" office:value-type="float" office:value="128130" calcext:value-type="float">
            <text:p><text:s text:c="3"/>128,130</text:p>
          </table:table-cell>
          <table:table-cell table:style-name="ce143" office:value-type="float" office:value="124745" calcext:value-type="float">
            <text:p><text:s text:c="3"/>124,745</text:p>
          </table:table-cell>
          <table:table-cell table:style-name="ce143" office:value-type="float" office:value="124704" calcext:value-type="float">
            <text:p><text:s text:c="3"/>124,704</text:p>
          </table:table-cell>
          <table:table-cell table:style-name="ce143" office:value-type="float" office:value="41" calcext:value-type="float">
            <text:p><text:s text:c="3"/>41</text:p>
          </table:table-cell>
          <table:table-cell table:style-name="ce143" office:value-type="float" office:value="567" calcext:value-type="float">
            <text:p><text:s text:c="3"/>567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539" calcext:value-type="float">
            <text:p><text:s text:c="3"/>539</text:p>
          </table:table-cell>
          <table:table-cell table:style-name="ce143" office:value-type="float" office:value="261" calcext:value-type="float">
            <text:p><text:s text:c="3"/>26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43" office:value-type="float" office:value="250" calcext:value-type="float">
            <text:p><text:s text:c="3"/>250</text:p>
          </table:table-cell>
          <table:table-cell table:style-name="ce143" office:value-type="float" office:value="2557" calcext:value-type="float">
            <text:p><text:s text:c="3"/>2,557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2535" calcext:value-type="float">
            <text:p><text:s text:c="3"/>2,535</text:p>
          </table:table-cell>
          <table:table-cell table:style-name="ce143" office:value-type="float" office:value="426" calcext:value-type="float">
            <text:p><text:s text:c="3"/>426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3" office:value-type="float" office:value="409" calcext:value-type="float">
            <text:p><text:s text:c="3"/>409</text:p>
          </table:table-cell>
          <table:table-cell table:style-name="ce143" office:value-type="float" office:value="2131" calcext:value-type="float">
            <text:p><text:s text:c="3"/>2,13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74" office:value-type="float" office:value="2126" calcext:value-type="float">
            <text:p><text:s text:c="3"/>2,126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144" office:value-type="float" office:value="128130" calcext:value-type="float">
            <text:p><text:s text:c="3"/>128,130</text:p>
          </table:table-cell>
          <table:table-cell table:style-name="ce144" office:value-type="float" office:value="113707" calcext:value-type="float">
            <text:p><text:s text:c="3"/>113,707</text:p>
          </table:table-cell>
          <table:table-cell table:style-name="ce144" office:value-type="float" office:value="113677" calcext:value-type="float">
            <text:p><text:s text:c="3"/>113,677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10109" calcext:value-type="float">
            <text:p><text:s text:c="3"/>10,109</text:p>
          </table:table-cell>
          <table:table-cell table:style-name="ce144" office:value-type="float" office:value="926" calcext:value-type="float">
            <text:p><text:s text:c="3"/>926</text:p>
          </table:table-cell>
          <table:table-cell table:style-name="ce144" office:value-type="float" office:value="9183" calcext:value-type="float">
            <text:p><text:s text:c="3"/>9,183</text:p>
          </table:table-cell>
          <table:table-cell table:style-name="ce144" office:value-type="float" office:value="279" calcext:value-type="float">
            <text:p><text:s text:c="3"/>279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265" calcext:value-type="float">
            <text:p><text:s text:c="3"/>265</text:p>
          </table:table-cell>
          <table:table-cell table:style-name="ce144" office:value-type="float" office:value="4035" calcext:value-type="float">
            <text:p><text:s text:c="3"/>4,035</text:p>
          </table:table-cell>
          <table:table-cell table:style-name="ce144" office:value-type="float" office:value="707" calcext:value-type="float">
            <text:p><text:s text:c="3"/>707</text:p>
          </table:table-cell>
          <table:table-cell table:style-name="ce144" office:value-type="float" office:value="3328" calcext:value-type="float">
            <text:p><text:s text:c="3"/>3,328</text:p>
          </table:table-cell>
          <table:table-cell table:style-name="ce144" office:value-type="float" office:value="3559" calcext:value-type="float">
            <text:p><text:s text:c="3"/>3,559</text:p>
          </table:table-cell>
          <table:table-cell table:style-name="ce144" office:value-type="float" office:value="704" calcext:value-type="float">
            <text:p><text:s text:c="3"/>704</text:p>
          </table:table-cell>
          <table:table-cell table:style-name="ce144" office:value-type="float" office:value="2855" calcext:value-type="float">
            <text:p><text:s text:c="3"/>2,855</text:p>
          </table:table-cell>
          <table:table-cell table:style-name="ce144" office:value-type="float" office:value="476" calcext:value-type="float">
            <text:p><text:s text:c="3"/>476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75" office:value-type="float" office:value="473" calcext:value-type="float">
            <text:p><text:s text:c="3"/>473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41" office:value-type="float" office:value="18015" calcext:value-type="float">
            <text:p><text:s text:c="3"/>18,015</text:p>
          </table:table-cell>
          <table:table-cell table:style-name="ce141" office:value-type="float" office:value="17682" calcext:value-type="float">
            <text:p><text:s text:c="3"/>17,682</text:p>
          </table:table-cell>
          <table:table-cell table:style-name="ce37" office:value-type="float" office:value="17677" calcext:value-type="float">
            <text:p><text:s text:c="3"/>17,6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9" office:value-type="float" office:value="262" calcext:value-type="float">
            <text:p><text:s text:c="3"/>26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58" calcext:value-type="float">
            <text:p><text:s text:c="3"/>258</text:p>
          </table:table-cell>
          <table:table-cell table:style-name="ce159" office:value-type="float" office:value="40" calcext:value-type="float">
            <text:p><text:s text:c="3"/>40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222" calcext:value-type="float">
            <text:p><text:s text:c="3"/>22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221" calcext:value-type="float">
            <text:p><text:s text:c="3"/>221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2" office:value-type="float" office:value="18015" calcext:value-type="float">
            <text:p><text:s text:c="3"/>18,015</text:p>
          </table:table-cell>
          <table:table-cell table:style-name="ce142" office:value-type="float" office:value="16186" calcext:value-type="float">
            <text:p><text:s text:c="3"/>16,186</text:p>
          </table:table-cell>
          <table:table-cell table:style-name="ce107" office:value-type="float" office:value="16183" calcext:value-type="float">
            <text:p><text:s text:c="3"/>16,18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286" calcext:value-type="float">
            <text:p><text:s text:c="3"/>1,286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1197" calcext:value-type="float">
            <text:p><text:s text:c="3"/>1,197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55" office:value-type="float" office:value="29" calcext:value-type="float">
            <text:p><text:s text:c="3"/>29</text:p>
          </table:table-cell>
          <table:table-cell table:style-name="ce160" office:value-type="float" office:value="512" calcext:value-type="float">
            <text:p><text:s text:c="3"/>512</text:p>
          </table:table-cell>
          <table:table-cell table:style-name="ce160" office:value-type="float" office:value="67" calcext:value-type="float">
            <text:p><text:s text:c="3"/>67</text:p>
          </table:table-cell>
          <table:table-cell table:style-name="ce160" office:value-type="float" office:value="445" calcext:value-type="float">
            <text:p><text:s text:c="3"/>445</text:p>
          </table:table-cell>
          <table:table-cell table:style-name="ce160" office:value-type="float" office:value="464" calcext:value-type="float">
            <text:p><text:s text:c="3"/>464</text:p>
          </table:table-cell>
          <table:table-cell table:style-name="ce160" office:value-type="float" office:value="66" calcext:value-type="float">
            <text:p><text:s text:c="3"/>66</text:p>
          </table:table-cell>
          <table:table-cell table:style-name="ce160" office:value-type="float" office:value="398" calcext:value-type="float">
            <text:p><text:s text:c="3"/>398</text:p>
          </table:table-cell>
          <table:table-cell table:style-name="ce160" office:value-type="float" office:value="48" calcext:value-type="float">
            <text:p><text:s text:c="3"/>48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45" office:value-type="float" office:value="8934" calcext:value-type="float">
            <text:p><text:s text:c="3"/>8,934</text:p>
          </table:table-cell>
          <table:table-cell table:style-name="ce141" office:value-type="float" office:value="8634" calcext:value-type="float">
            <text:p><text:s text:c="3"/>8,634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4" office:value-type="float" office:value="19" calcext:value-type="float">
            <text:p><text:s text:c="3"/>19</text:p>
          </table:table-cell>
          <table:table-cell table:style-name="ce159" office:value-type="float" office:value="218" calcext:value-type="float">
            <text:p><text:s text:c="3"/>21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17" calcext:value-type="float">
            <text:p><text:s text:c="3"/>217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176" calcext:value-type="float">
            <text:p><text:s text:c="3"/>176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176" calcext:value-type="float">
            <text:p><text:s text:c="3"/>176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6" office:value-type="float" office:value="8934" calcext:value-type="float">
            <text:p><text:s text:c="3"/>8,934</text:p>
          </table:table-cell>
          <table:table-cell table:style-name="ce142" office:value-type="float" office:value="7884" calcext:value-type="float">
            <text:p><text:s text:c="3"/>7,884</text:p>
          </table:table-cell>
          <table:table-cell table:style-name="ce107" office:value-type="float" office:value="7882" calcext:value-type="float">
            <text:p><text:s text:c="3"/>7,88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819" calcext:value-type="float">
            <text:p><text:s text:c="3"/>819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07" office:value-type="float" office:value="756" calcext:value-type="float">
            <text:p><text:s text:c="3"/>756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55" office:value-type="float" office:value="11" calcext:value-type="float">
            <text:p><text:s text:c="3"/>11</text:p>
          </table:table-cell>
          <table:table-cell table:style-name="ce160" office:value-type="float" office:value="218" calcext:value-type="float">
            <text:p><text:s text:c="3"/>218</text:p>
          </table:table-cell>
          <table:table-cell table:style-name="ce160" office:value-type="float" office:value="60" calcext:value-type="float">
            <text:p><text:s text:c="3"/>60</text:p>
          </table:table-cell>
          <table:table-cell table:style-name="ce160" office:value-type="float" office:value="158" calcext:value-type="float">
            <text:p><text:s text:c="3"/>158</text:p>
          </table:table-cell>
          <table:table-cell table:style-name="ce160" office:value-type="float" office:value="182" calcext:value-type="float">
            <text:p><text:s text:c="3"/>182</text:p>
          </table:table-cell>
          <table:table-cell table:style-name="ce160" office:value-type="float" office:value="60" calcext:value-type="float">
            <text:p><text:s text:c="3"/>60</text:p>
          </table:table-cell>
          <table:table-cell table:style-name="ce160" office:value-type="float" office:value="122" calcext:value-type="float">
            <text:p><text:s text:c="3"/>122</text:p>
          </table:table-cell>
          <table:table-cell table:style-name="ce160" office:value-type="float" office:value="36" calcext:value-type="float">
            <text:p><text:s text:c="3"/>36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36" calcext:value-type="float">
            <text:p><text:s text:c="3"/>36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45" office:value-type="float" office:value="11977" calcext:value-type="float">
            <text:p><text:s text:c="3"/>11,977</text:p>
          </table:table-cell>
          <table:table-cell table:style-name="ce141" office:value-type="float" office:value="11642" calcext:value-type="float">
            <text:p><text:s text:c="3"/>11,642</text:p>
          </table:table-cell>
          <table:table-cell table:style-name="ce37" office:value-type="float" office:value="11640" calcext:value-type="float">
            <text:p><text:s text:c="3"/>11,6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54" office:value-type="float" office:value="26" calcext:value-type="float">
            <text:p><text:s text:c="3"/>26</text:p>
          </table:table-cell>
          <table:table-cell table:style-name="ce159" office:value-type="float" office:value="264" calcext:value-type="float">
            <text:p><text:s text:c="3"/>26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63" calcext:value-type="float">
            <text:p><text:s text:c="3"/>263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212" calcext:value-type="float">
            <text:p><text:s text:c="3"/>21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211" calcext:value-type="float">
            <text:p><text:s text:c="3"/>211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6" office:value-type="float" office:value="11977" calcext:value-type="float">
            <text:p><text:s text:c="3"/>11,977</text:p>
          </table:table-cell>
          <table:table-cell table:style-name="ce142" office:value-type="float" office:value="10501" calcext:value-type="float">
            <text:p><text:s text:c="3"/>10,501</text:p>
          </table:table-cell>
          <table:table-cell table:style-name="ce107" office:value-type="float" office:value="10500" calcext:value-type="float">
            <text:p><text:s text:c="3"/>10,50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966" calcext:value-type="float">
            <text:p><text:s text:c="3"/>96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07" office:value-type="float" office:value="885" calcext:value-type="float">
            <text:p><text:s text:c="3"/>885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55" office:value-type="float" office:value="30" calcext:value-type="float">
            <text:p><text:s text:c="3"/>30</text:p>
          </table:table-cell>
          <table:table-cell table:style-name="ce160" office:value-type="float" office:value="478" calcext:value-type="float">
            <text:p><text:s text:c="3"/>478</text:p>
          </table:table-cell>
          <table:table-cell table:style-name="ce160" office:value-type="float" office:value="86" calcext:value-type="float">
            <text:p><text:s text:c="3"/>86</text:p>
          </table:table-cell>
          <table:table-cell table:style-name="ce160" office:value-type="float" office:value="392" calcext:value-type="float">
            <text:p><text:s text:c="3"/>392</text:p>
          </table:table-cell>
          <table:table-cell table:style-name="ce160" office:value-type="float" office:value="418" calcext:value-type="float">
            <text:p><text:s text:c="3"/>418</text:p>
          </table:table-cell>
          <table:table-cell table:style-name="ce160" office:value-type="float" office:value="86" calcext:value-type="float">
            <text:p><text:s text:c="3"/>86</text:p>
          </table:table-cell>
          <table:table-cell table:style-name="ce160" office:value-type="float" office:value="332" calcext:value-type="float">
            <text:p><text:s text:c="3"/>332</text:p>
          </table:table-cell>
          <table:table-cell table:style-name="ce160" office:value-type="float" office:value="60" calcext:value-type="float">
            <text:p><text:s text:c="3"/>60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60" calcext:value-type="float">
            <text:p><text:s text:c="3"/>60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45" office:value-type="float" office:value="9780" calcext:value-type="float">
            <text:p><text:s text:c="3"/>9,780</text:p>
          </table:table-cell>
          <table:table-cell table:style-name="ce141" office:value-type="float" office:value="9473" calcext:value-type="float">
            <text:p><text:s text:c="3"/>9,473</text:p>
          </table:table-cell>
          <table:table-cell table:style-name="ce37" office:value-type="float" office:value="9470" calcext:value-type="float">
            <text:p><text:s text:c="3"/>9,47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9" office:value-type="float" office:value="231" calcext:value-type="float">
            <text:p><text:s text:c="3"/>23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30" calcext:value-type="float">
            <text:p><text:s text:c="3"/>230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200" calcext:value-type="float">
            <text:p><text:s text:c="3"/>20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199" calcext:value-type="float">
            <text:p><text:s text:c="3"/>199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6" office:value-type="float" office:value="9780" calcext:value-type="float">
            <text:p><text:s text:c="3"/>9,780</text:p>
          </table:table-cell>
          <table:table-cell table:style-name="ce142" office:value-type="float" office:value="8561" calcext:value-type="float">
            <text:p><text:s text:c="3"/>8,561</text:p>
          </table:table-cell>
          <table:table-cell table:style-name="ce107" office:value-type="float" office:value="8554" calcext:value-type="float">
            <text:p><text:s text:c="3"/>8,554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889" calcext:value-type="float">
            <text:p><text:s text:c="3"/>889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806" calcext:value-type="float">
            <text:p><text:s text:c="3"/>806</text:p>
          </table:table-cell>
          <table:table-cell table:style-name="ce152" office:value-type="float" office:value="23" calcext:value-type="float">
            <text:p><text:s text:c="3"/>23</text:p>
          </table:table-cell>
          <table:table-cell table:style-name="ce107" office:value-type="float" office:value="0" calcext:value-type="float">
            <text:p>—</text:p>
          </table:table-cell>
          <table:table-cell table:style-name="ce155" office:value-type="float" office:value="23" calcext:value-type="float">
            <text:p><text:s text:c="3"/>23</text:p>
          </table:table-cell>
          <table:table-cell table:style-name="ce160" office:value-type="float" office:value="307" calcext:value-type="float">
            <text:p><text:s text:c="3"/>307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254" calcext:value-type="float">
            <text:p><text:s text:c="3"/>254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213" calcext:value-type="float">
            <text:p><text:s text:c="3"/>213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41" calcext:value-type="float">
            <text:p><text:s text:c="3"/>41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45" office:value-type="float" office:value="14697" calcext:value-type="float">
            <text:p><text:s text:c="3"/>14,697</text:p>
          </table:table-cell>
          <table:table-cell table:style-name="ce141" office:value-type="float" office:value="14327" calcext:value-type="float">
            <text:p><text:s text:c="3"/>14,327</text:p>
          </table:table-cell>
          <table:table-cell table:style-name="ce37" office:value-type="float" office:value="14323" calcext:value-type="float">
            <text:p><text:s text:c="3"/>14,3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9" office:value-type="float" office:value="286" calcext:value-type="float">
            <text:p><text:s text:c="3"/>28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85" calcext:value-type="float">
            <text:p><text:s text:c="3"/>285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242" calcext:value-type="float">
            <text:p><text:s text:c="3"/>242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42" calcext:value-type="float">
            <text:p><text:s text:c="3"/>242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6" office:value-type="float" office:value="14697" calcext:value-type="float">
            <text:p><text:s text:c="3"/>14,697</text:p>
          </table:table-cell>
          <table:table-cell table:style-name="ce142" office:value-type="float" office:value="13277" calcext:value-type="float">
            <text:p><text:s text:c="3"/>13,277</text:p>
          </table:table-cell>
          <table:table-cell table:style-name="ce107" office:value-type="float" office:value="13275" calcext:value-type="float">
            <text:p><text:s text:c="3"/>13,27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975" calcext:value-type="float">
            <text:p><text:s text:c="3"/>975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873" calcext:value-type="float">
            <text:p><text:s text:c="3"/>873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07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60" office:value-type="float" office:value="421" calcext:value-type="float">
            <text:p><text:s text:c="3"/>421</text:p>
          </table:table-cell>
          <table:table-cell table:style-name="ce160" office:value-type="float" office:value="73" calcext:value-type="float">
            <text:p><text:s text:c="3"/>73</text:p>
          </table:table-cell>
          <table:table-cell table:style-name="ce160" office:value-type="float" office:value="348" calcext:value-type="float">
            <text:p><text:s text:c="3"/>348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73" calcext:value-type="float">
            <text:p><text:s text:c="3"/>73</text:p>
          </table:table-cell>
          <table:table-cell table:style-name="ce160" office:value-type="float" office:value="285" calcext:value-type="float">
            <text:p><text:s text:c="3"/>285</text:p>
          </table:table-cell>
          <table:table-cell table:style-name="ce160" office:value-type="float" office:value="63" calcext:value-type="float">
            <text:p><text:s text:c="3"/>63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63" calcext:value-type="float">
            <text:p><text:s text:c="3"/>63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45" office:value-type="float" office:value="13387" calcext:value-type="float">
            <text:p><text:s text:c="3"/>13,387</text:p>
          </table:table-cell>
          <table:table-cell table:style-name="ce141" office:value-type="float" office:value="13064" calcext:value-type="float">
            <text:p><text:s text:c="3"/>13,064</text:p>
          </table:table-cell>
          <table:table-cell table:style-name="ce37" office:value-type="float" office:value="13063" calcext:value-type="float">
            <text:p><text:s text:c="3"/>13,06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9" office:value-type="float" office:value="249" calcext:value-type="float">
            <text:p><text:s text:c="3"/>249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244" calcext:value-type="float">
            <text:p><text:s text:c="3"/>244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208" calcext:value-type="float">
            <text:p><text:s text:c="3"/>20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207" calcext:value-type="float">
            <text:p><text:s text:c="3"/>207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6" office:value-type="float" office:value="13387" calcext:value-type="float">
            <text:p><text:s text:c="3"/>13,387</text:p>
          </table:table-cell>
          <table:table-cell table:style-name="ce142" office:value-type="float" office:value="11921" calcext:value-type="float">
            <text:p><text:s text:c="3"/>11,921</text:p>
          </table:table-cell>
          <table:table-cell table:style-name="ce107" office:value-type="float" office:value="11917" calcext:value-type="float">
            <text:p><text:s text:c="3"/>11,91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049" calcext:value-type="float">
            <text:p><text:s text:c="3"/>1,049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07" office:value-type="float" office:value="957" calcext:value-type="float">
            <text:p><text:s text:c="3"/>957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60" office:value-type="float" office:value="389" calcext:value-type="float">
            <text:p><text:s text:c="3"/>389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327" calcext:value-type="float">
            <text:p><text:s text:c="3"/>327</text:p>
          </table:table-cell>
          <table:table-cell table:style-name="ce160" office:value-type="float" office:value="345" calcext:value-type="float">
            <text:p><text:s text:c="3"/>345</text:p>
          </table:table-cell>
          <table:table-cell table:style-name="ce160" office:value-type="float" office:value="61" calcext:value-type="float">
            <text:p><text:s text:c="3"/>61</text:p>
          </table:table-cell>
          <table:table-cell table:style-name="ce160" office:value-type="float" office:value="284" calcext:value-type="float">
            <text:p><text:s text:c="3"/>284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43" calcext:value-type="float">
            <text:p><text:s text:c="3"/>43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45" office:value-type="float" office:value="11022" calcext:value-type="float">
            <text:p><text:s text:c="3"/>11,022</text:p>
          </table:table-cell>
          <table:table-cell table:style-name="ce141" office:value-type="float" office:value="10691" calcext:value-type="float">
            <text:p><text:s text:c="3"/>10,691</text:p>
          </table:table-cell>
          <table:table-cell table:style-name="ce37" office:value-type="float" office:value="10684" calcext:value-type="float">
            <text:p><text:s text:c="3"/>10,68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4" office:value-type="float" office:value="33" calcext:value-type="float">
            <text:p><text:s text:c="3"/>33</text:p>
          </table:table-cell>
          <table:table-cell table:style-name="ce159" office:value-type="float" office:value="237" calcext:value-type="float">
            <text:p><text:s text:c="3"/>23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35" calcext:value-type="float">
            <text:p><text:s text:c="3"/>235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59" office:value-type="float" office:value="200" calcext:value-type="float">
            <text:p><text:s text:c="3"/>200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00" calcext:value-type="float">
            <text:p><text:s text:c="3"/>200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6" office:value-type="float" office:value="11022" calcext:value-type="float">
            <text:p><text:s text:c="3"/>11,022</text:p>
          </table:table-cell>
          <table:table-cell table:style-name="ce142" office:value-type="float" office:value="9553" calcext:value-type="float">
            <text:p><text:s text:c="3"/>9,553</text:p>
          </table:table-cell>
          <table:table-cell table:style-name="ce107" office:value-type="float" office:value="9550" calcext:value-type="float">
            <text:p><text:s text:c="3"/>9,550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022" calcext:value-type="float">
            <text:p><text:s text:c="3"/>1,022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07" office:value-type="float" office:value="918" calcext:value-type="float">
            <text:p><text:s text:c="3"/>918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60" office:value-type="float" office:value="409" calcext:value-type="float">
            <text:p><text:s text:c="3"/>409</text:p>
          </table:table-cell>
          <table:table-cell table:style-name="ce160" office:value-type="float" office:value="90" calcext:value-type="float">
            <text:p><text:s text:c="3"/>90</text:p>
          </table:table-cell>
          <table:table-cell table:style-name="ce160" office:value-type="float" office:value="319" calcext:value-type="float">
            <text:p><text:s text:c="3"/>319</text:p>
          </table:table-cell>
          <table:table-cell table:style-name="ce160" office:value-type="float" office:value="361" calcext:value-type="float">
            <text:p><text:s text:c="3"/>361</text:p>
          </table:table-cell>
          <table:table-cell table:style-name="ce160" office:value-type="float" office:value="89" calcext:value-type="float">
            <text:p><text:s text:c="3"/>89</text:p>
          </table:table-cell>
          <table:table-cell table:style-name="ce160" office:value-type="float" office:value="272" calcext:value-type="float">
            <text:p><text:s text:c="3"/>272</text:p>
          </table:table-cell>
          <table:table-cell table:style-name="ce160" office:value-type="float" office:value="48" calcext:value-type="float">
            <text:p><text:s text:c="3"/>48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45" office:value-type="float" office:value="5179" calcext:value-type="float">
            <text:p><text:s text:c="3"/>5,179</text:p>
          </table:table-cell>
          <table:table-cell table:style-name="ce141" office:value-type="float" office:value="4825" calcext:value-type="float">
            <text:p><text:s text:c="3"/>4,825</text:p>
          </table:table-cell>
          <table:table-cell table:style-name="ce37" office:value-type="float" office:value="4822" calcext:value-type="float">
            <text:p><text:s text:c="3"/>4,82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54" office:value-type="float" office:value="26" calcext:value-type="float">
            <text:p><text:s text:c="3"/>26</text:p>
          </table:table-cell>
          <table:table-cell table:style-name="ce159" office:value-type="float" office:value="270" calcext:value-type="float">
            <text:p><text:s text:c="3"/>27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69" calcext:value-type="float">
            <text:p><text:s text:c="3"/>269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220" calcext:value-type="float">
            <text:p><text:s text:c="3"/>220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20" calcext:value-type="float">
            <text:p><text:s text:c="3"/>220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6" office:value-type="float" office:value="5179" calcext:value-type="float">
            <text:p><text:s text:c="3"/>5,179</text:p>
          </table:table-cell>
          <table:table-cell table:style-name="ce142" office:value-type="float" office:value="3802" calcext:value-type="float">
            <text:p><text:s text:c="3"/>3,802</text:p>
          </table:table-cell>
          <table:table-cell table:style-name="ce107" office:value-type="float" office:value="3801" calcext:value-type="float">
            <text:p><text:s text:c="3"/>3,80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969" calcext:value-type="float">
            <text:p><text:s text:c="3"/>969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898" calcext:value-type="float">
            <text:p><text:s text:c="3"/>898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style-name="ce155" office:value-type="float" office:value="18" calcext:value-type="float">
            <text:p><text:s text:c="3"/>18</text:p>
          </table:table-cell>
          <table:table-cell table:style-name="ce160" office:value-type="float" office:value="390" calcext:value-type="float">
            <text:p><text:s text:c="3"/>390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352" calcext:value-type="float">
            <text:p><text:s text:c="3"/>352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320" calcext:value-type="float">
            <text:p><text:s text:c="3"/>320</text:p>
          </table:table-cell>
          <table:table-cell table:style-name="ce160" office:value-type="float" office:value="32" calcext:value-type="float">
            <text:p><text:s text:c="3"/>32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32" calcext:value-type="float">
            <text:p><text:s text:c="3"/>32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45" office:value-type="float" office:value="13075" calcext:value-type="float">
            <text:p><text:s text:c="3"/>13,075</text:p>
          </table:table-cell>
          <table:table-cell table:style-name="ce141" office:value-type="float" office:value="12719" calcext:value-type="float">
            <text:p><text:s text:c="3"/>12,719</text:p>
          </table:table-cell>
          <table:table-cell table:style-name="ce37" office:value-type="float" office:value="12715" calcext:value-type="float">
            <text:p><text:s text:c="3"/>12,7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9" office:value-type="float" office:value="254" calcext:value-type="float">
            <text:p><text:s text:c="3"/>25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50" calcext:value-type="float">
            <text:p><text:s text:c="3"/>250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210" calcext:value-type="float">
            <text:p><text:s text:c="3"/>21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209" calcext:value-type="float">
            <text:p><text:s text:c="3"/>209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6" office:value-type="float" office:value="13075" calcext:value-type="float">
            <text:p><text:s text:c="3"/>13,075</text:p>
          </table:table-cell>
          <table:table-cell table:style-name="ce142" office:value-type="float" office:value="11493" calcext:value-type="float">
            <text:p><text:s text:c="3"/>11,493</text:p>
          </table:table-cell>
          <table:table-cell table:style-name="ce107" office:value-type="float" office:value="11489" calcext:value-type="float">
            <text:p><text:s text:c="3"/>11,48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107" calcext:value-type="float">
            <text:p><text:s text:c="3"/>1,107</text:p>
          </table:table-cell>
          <table:table-cell table:style-name="ce107" office:value-type="float" office:value="119" calcext:value-type="float">
            <text:p><text:s text:c="3"/>119</text:p>
          </table:table-cell>
          <table:table-cell table:style-name="ce107" office:value-type="float" office:value="988" calcext:value-type="float">
            <text:p><text:s text:c="3"/>988</text:p>
          </table:table-cell>
          <table:table-cell table:style-name="ce152" office:value-type="float" office:value="39" calcext:value-type="float">
            <text:p><text:s text:c="3"/>3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55" office:value-type="float" office:value="37" calcext:value-type="float">
            <text:p><text:s text:c="3"/>37</text:p>
          </table:table-cell>
          <table:table-cell table:style-name="ce160" office:value-type="float" office:value="436" calcext:value-type="float">
            <text:p><text:s text:c="3"/>436</text:p>
          </table:table-cell>
          <table:table-cell table:style-name="ce160" office:value-type="float" office:value="86" calcext:value-type="float">
            <text:p><text:s text:c="3"/>86</text:p>
          </table:table-cell>
          <table:table-cell table:style-name="ce160" office:value-type="float" office:value="350" calcext:value-type="float">
            <text:p><text:s text:c="3"/>350</text:p>
          </table:table-cell>
          <table:table-cell table:style-name="ce160" office:value-type="float" office:value="388" calcext:value-type="float">
            <text:p><text:s text:c="3"/>388</text:p>
          </table:table-cell>
          <table:table-cell table:style-name="ce160" office:value-type="float" office:value="86" calcext:value-type="float">
            <text:p><text:s text:c="3"/>86</text:p>
          </table:table-cell>
          <table:table-cell table:style-name="ce160" office:value-type="float" office:value="302" calcext:value-type="float">
            <text:p><text:s text:c="3"/>302</text:p>
          </table:table-cell>
          <table:table-cell table:style-name="ce160" office:value-type="float" office:value="48" calcext:value-type="float">
            <text:p><text:s text:c="3"/>48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48" calcext:value-type="float">
            <text:p><text:s text:c="3"/>48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145" office:value-type="float" office:value="22064" calcext:value-type="float">
            <text:p><text:s text:c="3"/>22,064</text:p>
          </table:table-cell>
          <table:table-cell table:style-name="ce141" office:value-type="float" office:value="21688" calcext:value-type="float">
            <text:p><text:s text:c="3"/>21,688</text:p>
          </table:table-cell>
          <table:table-cell table:style-name="ce37" office:value-type="float" office:value="21680" calcext:value-type="float">
            <text:p><text:s text:c="3"/>21,68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54" office:value-type="float" office:value="27" calcext:value-type="float">
            <text:p><text:s text:c="3"/>27</text:p>
          </table:table-cell>
          <table:table-cell table:style-name="ce159" office:value-type="float" office:value="286" calcext:value-type="float">
            <text:p><text:s text:c="3"/>28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84" calcext:value-type="float">
            <text:p><text:s text:c="3"/>284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241" calcext:value-type="float">
            <text:p><text:s text:c="3"/>241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41" calcext:value-type="float">
            <text:p><text:s text:c="3"/>241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6" office:value-type="float" office:value="22064" calcext:value-type="float">
            <text:p><text:s text:c="3"/>22,064</text:p>
          </table:table-cell>
          <table:table-cell table:style-name="ce142" office:value-type="float" office:value="20529" calcext:value-type="float">
            <text:p><text:s text:c="3"/>20,529</text:p>
          </table:table-cell>
          <table:table-cell table:style-name="ce107" office:value-type="float" office:value="20526" calcext:value-type="float">
            <text:p><text:s text:c="3"/>20,52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027" calcext:value-type="float">
            <text:p><text:s text:c="3"/>1,027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07" office:value-type="float" office:value="905" calcext:value-type="float">
            <text:p><text:s text:c="3"/>905</text:p>
          </table:table-cell>
          <table:table-cell table:style-name="ce152" office:value-type="float" office:value="33" calcext:value-type="float">
            <text:p><text:s text:c="3"/>33</text:p>
          </table:table-cell>
          <table:table-cell table:style-name="ce107" office:value-type="float" office:value="0" calcext:value-type="float">
            <text:p>—</text:p>
          </table:table-cell>
          <table:table-cell table:style-name="ce155" office:value-type="float" office:value="33" calcext:value-type="float">
            <text:p><text:s text:c="3"/>33</text:p>
          </table:table-cell>
          <table:table-cell table:style-name="ce160" office:value-type="float" office:value="475" calcext:value-type="float">
            <text:p><text:s text:c="3"/>475</text:p>
          </table:table-cell>
          <table:table-cell table:style-name="ce160" office:value-type="float" office:value="92" calcext:value-type="float">
            <text:p><text:s text:c="3"/>92</text:p>
          </table:table-cell>
          <table:table-cell table:style-name="ce160" office:value-type="float" office:value="383" calcext:value-type="float">
            <text:p><text:s text:c="3"/>383</text:p>
          </table:table-cell>
          <table:table-cell table:style-name="ce160" office:value-type="float" office:value="419" calcext:value-type="float">
            <text:p><text:s text:c="3"/>419</text:p>
          </table:table-cell>
          <table:table-cell table:style-name="ce160" office:value-type="float" office:value="92" calcext:value-type="float">
            <text:p><text:s text:c="3"/>92</text:p>
          </table:table-cell>
          <table:table-cell table:style-name="ce160" office:value-type="float" office:value="327" calcext:value-type="float">
            <text:p><text:s text:c="3"/>327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56" calcext:value-type="float">
            <text:p><text:s text:c="3"/>56</text:p>
          </table:table-cell>
          <table:table-cell table:style-name="ce148"/>
          <table:table-cell table:style-name="ce96" table:number-columns-repeated="30"/>
          <table:table-cell table:style-name="ce176" table:number-columns-repeated="8"/>
          <table:table-cell table:number-columns-repeated="964"/>
        </table:table-row>
        <table:table-row table:style-name="ro6">
          <table:table-cell table:style-name="ce131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7"/>
          <table:table-cell table:style-name="ce148" table:number-columns-repeated="3"/>
          <table:table-cell table:style-name="ce151" table:number-columns-repeated="4"/>
          <table:table-cell table:style-name="ce153" table:number-columns-spanned="2" table:number-rows-spanned="1"/>
          <table:covered-table-cell table:style-name="ce153"/>
          <table:table-cell table:style-name="ce148" table:number-columns-repeated="4"/>
          <table:table-cell table:number-columns-repeated="2"/>
          <table:table-cell table:style-name="ce16"/>
          <table:table-cell table:style-name="ce164"/>
          <table:table-cell table:style-name="ce73" office:value-type="string" calcext:value-type="string">
            <text:p>內政部戶政司 民國100年11月4日編製</text:p>
          </table:table-cell>
          <table:table-cell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31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6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31"/>
          <table:table-cell table:style-name="ce16"/>
          <table:table-cell table:style-name="ce149"/>
          <table:table-cell table:style-name="ce148" table:number-columns-repeated="19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0"/>
          <table:table-cell table:style-name="ce148" table:number-columns-repeated="19"/>
          <table:table-cell table:style-name="ce96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9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8" table:number-columns-repeated="20"/>
          <table:table-cell table:style-name="ce9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6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0.%E9%81%B7%E5%BE%99-100.10.xls'#$''.$G$5]"/>
        <table:named-expression table:name="出生" table:base-cell-address="$年月別.$A$1" table:expression="['file:///D:/123/g62/10.%E9%81%B7%E5%BE%99-100.10.xls'#$''.$V$14:.$V$34]"/>
        <table:named-expression table:name="月底人口數" table:base-cell-address="$年月別.$A$1" table:expression="['file:///D:/123/g62/10.%E9%81%B7%E5%BE%99-100.10.xls'#$''.$AT$14:.$AU$34]"/>
        <table:named-expression table:name="死亡" table:base-cell-address="$年月別.$A$1" table:expression="['file:///D:/123/g62/10.%E9%81%B7%E5%BE%99-100.10.xls'#$''.$Y$14:.$Y$34]"/>
        <table:named-expression table:name="結婚" table:base-cell-address="$年月別.$A$1" table:expression="['file:///D:/123/g62/10.%E9%81%B7%E5%BE%99-100.10.xls'#$''.$L$14:.$L$34]"/>
        <table:named-expression table:name="鄰數戶數" table:base-cell-address="$年月別.$A$1" table:expression="['file:///D:/123/g62/10.%E9%81%B7%E5%BE%99-100.10.xls'#$''.$AQ$14:.$AR$34]"/>
        <table:named-expression table:name="離婚" table:base-cell-address="$年月別.$A$1" table:expression="['file:///D:/123/g62/10.%E9%81%B7%E5%BE%99-100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1-07T17:49:17</meta:creation-date>
    <dc:creator>user</dc:creator>
    <dc:date>2011-11-07T17:50:16</dc:date>
    <meta:document-statistic meta:table-count="3" meta:cell-count="1868" meta:object-count="0"/>
    <meta:generator>LibreOffice/5.0.5.2$Windows_x86 LibreOffice_project/55b006a02d247b5f7215fc6ea0fde844b30035b3</meta:generator>
  </office:meta>
</office:document-meta>
</file>